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en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3,19496 mV</text:p>
          </table:table-cell>
          <table:table-cell table:style-name="Default"/>
          <table:table-cell office:value-type="string">
            <text:p>B=14,5476 mT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>
            <text:p>U in mV</text:p>
          </table:table-cell>
          <table:table-cell/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office:value-type="float" office:value="22.501">
            <text:p>22,5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6]-3.19496)/([.D6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22.601">
            <text:p>22,6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]-3.19496)/([.D7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2.701">
            <text:p>22,7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]-3.19496)/([.D8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2.801">
            <text:p>22,8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]-3.19496)/([.D9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2.901">
            <text:p>22,9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]-3.19496)/([.D10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001">
            <text:p>23,0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1]-3.19496)/([.D11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101">
            <text:p>23,1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2]-3.19496)/([.D12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201">
            <text:p>23,2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3]-3.19496)/([.D13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301">
            <text:p>23,3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4]-3.19496)/([.D14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401">
            <text:p>23,4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5]-3.19496)/([.D15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501">
            <text:p>23,50100</text:p>
          </table:table-cell>
          <table:table-cell office:value-type="float" office:value="-5.355">
            <text:p>-5,35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6]-3.19496)/([.D16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601">
            <text:p>23,6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7]-3.19496)/([.D17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701">
            <text:p>23,7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8]-3.19496)/([.D18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801">
            <text:p>23,8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9]-3.19496)/([.D19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3.901">
            <text:p>23,9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0]-3.19496)/([.D20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4.001">
            <text:p>24,0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1]-3.19496)/([.D21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4.101">
            <text:p>24,1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2]-3.19496)/([.D22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4.201">
            <text:p>24,2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3]-3.19496)/([.D23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4.301">
            <text:p>24,30100</text:p>
          </table:table-cell>
          <table:table-cell office:value-type="float" office:value="-5.355">
            <text:p>-5,355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4]-3.19496)/([.D24]-14.5476)" office:value-type="float" office:value="-0.0524368853203019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24.401">
            <text:p>24,4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5]-3.19496)/([.D2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4.501">
            <text:p>24,5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6]-3.19496)/([.D26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4.601">
            <text:p>24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7]-3.19496)/([.D27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4.701">
            <text:p>24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8]-3.19496)/([.D28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4.801">
            <text:p>24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29]-3.19496)/([.D29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4.901">
            <text:p>24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0]-3.19496)/([.D30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001">
            <text:p>25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1]-3.19496)/([.D31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101">
            <text:p>25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2]-3.19496)/([.D32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201">
            <text:p>25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3]-3.19496)/([.D33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301">
            <text:p>25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4]-3.19496)/([.D34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401">
            <text:p>25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5]-3.19496)/([.D3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501">
            <text:p>25,5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6]-3.19496)/([.D36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601">
            <text:p>25,6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7]-3.19496)/([.D37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701">
            <text:p>25,7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8]-3.19496)/([.D38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801">
            <text:p>25,8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39]-3.19496)/([.D39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5.901">
            <text:p>25,9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0]-3.19496)/([.D40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001">
            <text:p>26,0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1]-3.19496)/([.D41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101">
            <text:p>26,1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2]-3.19496)/([.D42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201">
            <text:p>26,2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3]-3.19496)/([.D43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301">
            <text:p>26,3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4]-3.19496)/([.D44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401">
            <text:p>26,4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5]-3.19496)/([.D4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501">
            <text:p>26,5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6]-3.19496)/([.D46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601">
            <text:p>26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7]-3.19496)/([.D47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701">
            <text:p>26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8]-3.19496)/([.D48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801">
            <text:p>26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49]-3.19496)/([.D49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6.901">
            <text:p>26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0]-3.19496)/([.D50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001">
            <text:p>27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1]-3.19496)/([.D51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101">
            <text:p>27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2]-3.19496)/([.D52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201">
            <text:p>27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3]-3.19496)/([.D53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301">
            <text:p>27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4]-3.19496)/([.D54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401">
            <text:p>27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5]-3.19496)/([.D5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501">
            <text:p>27,5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6]-3.19496)/([.D56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601">
            <text:p>27,6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7]-3.19496)/([.D57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701">
            <text:p>27,7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8]-3.19496)/([.D58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801">
            <text:p>27,8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59]-3.19496)/([.D59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7.901">
            <text:p>27,9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0]-3.19496)/([.D60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001">
            <text:p>28,0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1]-3.19496)/([.D61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101">
            <text:p>28,1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2]-3.19496)/([.D62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201">
            <text:p>28,2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3]-3.19496)/([.D63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301">
            <text:p>28,3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4]-3.19496)/([.D64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401">
            <text:p>28,4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5]-3.19496)/([.D6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501">
            <text:p>28,50100</text:p>
          </table:table-cell>
          <table:table-cell office:value-type="float" office:value="-5.34">
            <text:p>-5,340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6]-3.19496)/([.D66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601">
            <text:p>28,6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7]-3.19496)/([.D67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701">
            <text:p>28,7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8]-3.19496)/([.D68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801">
            <text:p>28,8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69]-3.19496)/([.D69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8.901">
            <text:p>28,9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0]-3.19496)/([.D70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001">
            <text:p>29,0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1]-3.19496)/([.D71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101">
            <text:p>29,1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2]-3.19496)/([.D72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201">
            <text:p>29,2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3]-3.19496)/([.D73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301">
            <text:p>29,3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4]-3.19496)/([.D74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401">
            <text:p>29,40100</text:p>
          </table:table-cell>
          <table:table-cell office:value-type="float" office:value="-5.34">
            <text:p>-5,340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5]-3.19496)/([.D75]-14.5476)" office:value-type="float" office:value="-0.0523448903542665">
            <text:p>-0,05234</text:p>
          </table:table-cell>
          <table:table-cell table:number-columns-repeated="1017"/>
        </table:table-row>
        <table:table-row table:style-name="ro1">
          <table:table-cell office:value-type="float" office:value="29.501">
            <text:p>29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6]-3.19496)/([.D76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29.601">
            <text:p>29,6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7]-3.19496)/([.D77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29.701">
            <text:p>29,7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8]-3.19496)/([.D78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29.801">
            <text:p>29,8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79]-3.19496)/([.D79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29.905">
            <text:p>29,905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0]-3.19496)/([.D80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001">
            <text:p>30,0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1]-3.19496)/([.D81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101">
            <text:p>30,1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2]-3.19496)/([.D82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201">
            <text:p>30,2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3]-3.19496)/([.D83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301">
            <text:p>30,3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4]-3.19496)/([.D84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401">
            <text:p>30,4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5]-3.19496)/([.D85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501">
            <text:p>30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6]-3.19496)/([.D86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601">
            <text:p>30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7]-3.19496)/([.D87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701">
            <text:p>30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8]-3.19496)/([.D88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801">
            <text:p>30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89]-3.19496)/([.D89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0.901">
            <text:p>30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0]-3.19496)/([.D90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001">
            <text:p>31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1]-3.19496)/([.D91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101">
            <text:p>31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2]-3.19496)/([.D92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201">
            <text:p>31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3]-3.19496)/([.D93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301">
            <text:p>31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4]-3.19496)/([.D94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401">
            <text:p>31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5]-3.19496)/([.D95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501">
            <text:p>31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6]-3.19496)/([.D96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601">
            <text:p>31,6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7]-3.19496)/([.D97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701">
            <text:p>31,7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8]-3.19496)/([.D98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801">
            <text:p>31,8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99]-3.19496)/([.D99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1.901">
            <text:p>31,9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0]-3.19496)/([.D100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001">
            <text:p>32,0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1]-3.19496)/([.D101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101">
            <text:p>32,1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2]-3.19496)/([.D102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201">
            <text:p>32,2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3]-3.19496)/([.D103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301">
            <text:p>32,3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4]-3.19496)/([.D104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401">
            <text:p>32,4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5]-3.19496)/([.D105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501">
            <text:p>32,50100</text:p>
          </table:table-cell>
          <table:table-cell office:value-type="float" office:value="-5.325">
            <text:p>-5,32500</text:p>
          </table:table-cell>
          <table:table-cell office:value-type="float" office:value="1.647">
            <text:p>1,64700</text:p>
          </table:table-cell>
          <table:table-cell office:value-type="float" office:value="177.6">
            <text:p>177,60000</text:p>
          </table:table-cell>
          <table:table-cell office:value-type="string">
            <text:p>NAN</text:p>
          </table:table-cell>
          <table:table-cell/>
          <table:table-cell table:formula="of:=([.B106]-3.19496)/([.D106]-14.5476)" office:value-type="float" office:value="-0.052252895388231">
            <text:p>-0,05225</text:p>
          </table:table-cell>
          <table:table-cell table:number-columns-repeated="1017"/>
        </table:table-row>
        <table:table-row table:style-name="ro1">
          <table:table-cell office:value-type="float" office:value="32.601">
            <text:p>32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7]-3.19496)/([.D107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2.701">
            <text:p>32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8]-3.19496)/([.D108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2.801">
            <text:p>32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09]-3.19496)/([.D109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2.901">
            <text:p>32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0]-3.19496)/([.D110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001">
            <text:p>33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1]-3.19496)/([.D111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101">
            <text:p>33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2]-3.19496)/([.D112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201">
            <text:p>33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3]-3.19496)/([.D113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301">
            <text:p>33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4]-3.19496)/([.D114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401">
            <text:p>33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5]-3.19496)/([.D115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501">
            <text:p>33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6]-3.19496)/([.D116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601">
            <text:p>33,6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7]-3.19496)/([.D117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701">
            <text:p>33,7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8]-3.19496)/([.D118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801">
            <text:p>33,8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19]-3.19496)/([.D119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3.901">
            <text:p>33,9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0]-3.19496)/([.D120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001">
            <text:p>34,0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1]-3.19496)/([.D121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101">
            <text:p>34,1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2]-3.19496)/([.D122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201">
            <text:p>34,2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3]-3.19496)/([.D123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301">
            <text:p>34,3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4]-3.19496)/([.D124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401">
            <text:p>34,4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5]-3.19496)/([.D125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501">
            <text:p>34,5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6]-3.19496)/([.D126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601">
            <text:p>34,6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7]-3.19496)/([.D127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701">
            <text:p>34,7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8]-3.19496)/([.D128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801">
            <text:p>34,8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29]-3.19496)/([.D129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4.901">
            <text:p>34,9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0]-3.19496)/([.D130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001">
            <text:p>35,0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1]-3.19496)/([.D131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101">
            <text:p>35,1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2]-3.19496)/([.D132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201">
            <text:p>35,2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3]-3.19496)/([.D133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301">
            <text:p>35,3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4]-3.19496)/([.D134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401">
            <text:p>35,4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5]-3.19496)/([.D135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501">
            <text:p>35,50100</text:p>
          </table:table-cell>
          <table:table-cell office:value-type="float" office:value="-5.325">
            <text:p>-5,32500</text:p>
          </table:table-cell>
          <table:table-cell office:value-type="float" office:value="1.6455">
            <text:p>1,645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6]-3.19496)/([.D136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601">
            <text:p>35,6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7]-3.19496)/([.D137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701">
            <text:p>35,7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8]-3.19496)/([.D138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801">
            <text:p>35,8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39]-3.19496)/([.D139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5.901">
            <text:p>35,9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0]-3.19496)/([.D140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001">
            <text:p>36,0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1]-3.19496)/([.D141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101">
            <text:p>36,1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2]-3.19496)/([.D142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201">
            <text:p>36,2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3]-3.19496)/([.D143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301">
            <text:p>36,3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4]-3.19496)/([.D144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401">
            <text:p>36,40100</text:p>
          </table:table-cell>
          <table:table-cell office:value-type="float" office:value="-5.325">
            <text:p>-5,325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5]-3.19496)/([.D145]-14.5476)" office:value-type="float" office:value="-0.0523010096843263">
            <text:p>-0,05230</text:p>
          </table:table-cell>
          <table:table-cell table:number-columns-repeated="1017"/>
        </table:table-row>
        <table:table-row table:style-name="ro1">
          <table:table-cell office:value-type="float" office:value="36.501">
            <text:p>36,5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6]-3.19496)/([.D146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6.601">
            <text:p>36,6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7]-3.19496)/([.D147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6.701">
            <text:p>36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8]-3.19496)/([.D148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6.801">
            <text:p>36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49]-3.19496)/([.D149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6.901">
            <text:p>36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0]-3.19496)/([.D150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001">
            <text:p>37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1]-3.19496)/([.D151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101">
            <text:p>37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2]-3.19496)/([.D152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201">
            <text:p>37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3]-3.19496)/([.D153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301">
            <text:p>37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4]-3.19496)/([.D154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401">
            <text:p>37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5]-3.19496)/([.D155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501">
            <text:p>37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6]-3.19496)/([.D156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601">
            <text:p>37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7]-3.19496)/([.D157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701">
            <text:p>37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8]-3.19496)/([.D158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801">
            <text:p>37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59]-3.19496)/([.D159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7.901">
            <text:p>37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0]-3.19496)/([.D160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001">
            <text:p>38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1]-3.19496)/([.D161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101">
            <text:p>38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2]-3.19496)/([.D162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201">
            <text:p>38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3]-3.19496)/([.D163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301">
            <text:p>38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4]-3.19496)/([.D164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401">
            <text:p>38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5]-3.19496)/([.D165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501">
            <text:p>38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6]-3.19496)/([.D166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601">
            <text:p>38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7]-3.19496)/([.D167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701">
            <text:p>38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8]-3.19496)/([.D168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801">
            <text:p>38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69]-3.19496)/([.D169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8.901">
            <text:p>38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0]-3.19496)/([.D170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001">
            <text:p>39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1]-3.19496)/([.D171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101">
            <text:p>39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2]-3.19496)/([.D172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201">
            <text:p>39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3]-3.19496)/([.D173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301">
            <text:p>39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4]-3.19496)/([.D174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401">
            <text:p>39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5]-3.19496)/([.D175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501">
            <text:p>39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6]-3.19496)/([.D176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601">
            <text:p>39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45">
            <text:p>177,45000</text:p>
          </table:table-cell>
          <table:table-cell office:value-type="string">
            <text:p>NAN</text:p>
          </table:table-cell>
          <table:table-cell/>
          <table:table-cell table:formula="of:=([.B177]-3.19496)/([.D177]-14.5476)" office:value-type="float" office:value="-0.052208930009625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39.701">
            <text:p>39,7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78]-3.19496)/([.D178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39.801">
            <text:p>39,8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79]-3.19496)/([.D179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39.901">
            <text:p>39,9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0]-3.19496)/([.D180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001">
            <text:p>40,0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1]-3.19496)/([.D181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101">
            <text:p>40,1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2]-3.19496)/([.D182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201">
            <text:p>40,2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3]-3.19496)/([.D183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301">
            <text:p>40,3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4]-3.19496)/([.D184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401">
            <text:p>40,4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5]-3.19496)/([.D185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501">
            <text:p>40,5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6]-3.19496)/([.D186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601">
            <text:p>40,60100</text:p>
          </table:table-cell>
          <table:table-cell office:value-type="float" office:value="-5.31">
            <text:p>-5,31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7]-3.19496)/([.D187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701">
            <text:p>40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8]-3.19496)/([.D188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801">
            <text:p>40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89]-3.19496)/([.D189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0.901">
            <text:p>40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0]-3.19496)/([.D190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001">
            <text:p>41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1]-3.19496)/([.D191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101">
            <text:p>41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2]-3.19496)/([.D192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201">
            <text:p>41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3]-3.19496)/([.D193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301">
            <text:p>41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4]-3.19496)/([.D194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401">
            <text:p>41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5]-3.19496)/([.D195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501">
            <text:p>41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6]-3.19496)/([.D196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601">
            <text:p>41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7]-3.19496)/([.D197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701">
            <text:p>41,7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8]-3.19496)/([.D198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801">
            <text:p>41,8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199]-3.19496)/([.D199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1.901">
            <text:p>41,9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0]-3.19496)/([.D200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001">
            <text:p>42,0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1]-3.19496)/([.D201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101">
            <text:p>42,1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2]-3.19496)/([.D202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201">
            <text:p>42,2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3]-3.19496)/([.D203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301">
            <text:p>42,3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4]-3.19496)/([.D204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401">
            <text:p>42,4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5]-3.19496)/([.D205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42.501">
            <text:p>42,50100</text:p>
          </table:table-cell>
          <table:table-cell office:value-type="float" office:value="-5.295">
            <text:p>-5,29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6]-3.19496)/([.D206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2.601">
            <text:p>42,60100</text:p>
          </table:table-cell>
          <table:table-cell office:value-type="float" office:value="-5.295">
            <text:p>-5,29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7]-3.19496)/([.D207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2.701">
            <text:p>42,7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8]-3.19496)/([.D208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2.801">
            <text:p>42,8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09]-3.19496)/([.D209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2.901">
            <text:p>42,9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0]-3.19496)/([.D210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001">
            <text:p>43,0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1]-3.19496)/([.D211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101">
            <text:p>43,1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2]-3.19496)/([.D212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201">
            <text:p>43,2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3]-3.19496)/([.D213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301">
            <text:p>43,3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4]-3.19496)/([.D214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401">
            <text:p>43,4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5]-3.19496)/([.D215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501">
            <text:p>43,5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6]-3.19496)/([.D216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601">
            <text:p>43,6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7]-3.19496)/([.D217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701">
            <text:p>43,7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8]-3.19496)/([.D218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801">
            <text:p>43,8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19]-3.19496)/([.D219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3.901">
            <text:p>43,9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0]-3.19496)/([.D220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001">
            <text:p>44,0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1]-3.19496)/([.D221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101">
            <text:p>44,1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2]-3.19496)/([.D222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201">
            <text:p>44,2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3]-3.19496)/([.D223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301">
            <text:p>44,3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4]-3.19496)/([.D224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401">
            <text:p>44,4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5]-3.19496)/([.D225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501">
            <text:p>44,5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6]-3.19496)/([.D226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601">
            <text:p>44,60100</text:p>
          </table:table-cell>
          <table:table-cell office:value-type="float" office:value="-5.295">
            <text:p>-5,29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27]-3.19496)/([.D227]-14.5476)" office:value-type="float" office:value="-0.0521648835900423">
            <text:p>-0,05216</text:p>
          </table:table-cell>
          <table:table-cell table:number-columns-repeated="1017"/>
        </table:table-row>
        <table:table-row table:style-name="ro1">
          <table:table-cell office:value-type="float" office:value="44.701">
            <text:p>44,7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8]-3.19496)/([.D22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4.801">
            <text:p>44,8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29]-3.19496)/([.D22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4.901">
            <text:p>44,9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0]-3.19496)/([.D23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001">
            <text:p>45,0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1]-3.19496)/([.D23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101">
            <text:p>45,1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2]-3.19496)/([.D23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201">
            <text:p>45,2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3]-3.19496)/([.D23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301">
            <text:p>45,3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4]-3.19496)/([.D23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401">
            <text:p>45,4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5]-3.19496)/([.D23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45.501">
            <text:p>45,5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6]-3.19496)/([.D236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5.601">
            <text:p>45,6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7]-3.19496)/([.D237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5.701">
            <text:p>45,7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8]-3.19496)/([.D238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5.801">
            <text:p>45,8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39]-3.19496)/([.D239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5.901">
            <text:p>45,9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0]-3.19496)/([.D240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6.001">
            <text:p>46,0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1]-3.19496)/([.D241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6.101">
            <text:p>46,1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2]-3.19496)/([.D242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46.201">
            <text:p>46,20100</text:p>
          </table:table-cell>
          <table:table-cell office:value-type="float" office:value="-5.28">
            <text:p>-5,28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43]-3.19496)/([.D243]-14.5476)" office:value-type="float" office:value="-0.0521207559052019">
            <text:p>-0,05212</text:p>
          </table:table-cell>
          <table:table-cell table:number-columns-repeated="1017"/>
        </table:table-row>
        <table:table-row table:style-name="ro1">
          <table:table-cell office:value-type="float" office:value="82.701">
            <text:p>82,7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4]-3.19496)/([.D244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2.801">
            <text:p>82,8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5]-3.19496)/([.D245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2.901">
            <text:p>82,9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6]-3.19496)/([.D246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001">
            <text:p>83,0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7]-3.19496)/([.D247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101">
            <text:p>83,1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8]-3.19496)/([.D248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201">
            <text:p>83,2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49]-3.19496)/([.D249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301">
            <text:p>83,3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0]-3.19496)/([.D250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401">
            <text:p>83,4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1]-3.19496)/([.D251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501">
            <text:p>83,5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2]-3.19496)/([.D252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601">
            <text:p>83,60100</text:p>
          </table:table-cell>
          <table:table-cell office:value-type="float" office:value="-5.355">
            <text:p>-5,35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3]-3.19496)/([.D253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701">
            <text:p>83,7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4]-3.19496)/([.D254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801">
            <text:p>83,8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5]-3.19496)/([.D255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3.901">
            <text:p>83,9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6]-3.19496)/([.D256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001">
            <text:p>84,0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7]-3.19496)/([.D257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101">
            <text:p>84,1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8]-3.19496)/([.D258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201">
            <text:p>84,2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59]-3.19496)/([.D259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301">
            <text:p>84,3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0]-3.19496)/([.D260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401">
            <text:p>84,40100</text:p>
          </table:table-cell>
          <table:table-cell office:value-type="float" office:value="-5.355">
            <text:p>-5,35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1]-3.19496)/([.D261]-14.5476)" office:value-type="float" office:value="-0.0525335417480787">
            <text:p>-0,05253</text:p>
          </table:table-cell>
          <table:table-cell table:number-columns-repeated="1017"/>
        </table:table-row>
        <table:table-row table:style-name="ro1">
          <table:table-cell office:value-type="float" office:value="84.501">
            <text:p>84,5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2]-3.19496)/([.D262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4.601">
            <text:p>84,6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3]-3.19496)/([.D263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4.701">
            <text:p>84,7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4]-3.19496)/([.D264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4.801">
            <text:p>84,8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5]-3.19496)/([.D265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4.901">
            <text:p>84,9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6]-3.19496)/([.D266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001">
            <text:p>85,0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7]-3.19496)/([.D267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101">
            <text:p>85,1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8]-3.19496)/([.D268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201">
            <text:p>85,2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69]-3.19496)/([.D269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301">
            <text:p>85,3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0]-3.19496)/([.D270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401">
            <text:p>85,4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1]-3.19496)/([.D271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501">
            <text:p>85,5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2]-3.19496)/([.D272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601">
            <text:p>85,60100</text:p>
          </table:table-cell>
          <table:table-cell office:value-type="float" office:value="-5.34">
            <text:p>-5,34000</text:p>
          </table:table-cell>
          <table:table-cell office:value-type="float" office:value="1.644">
            <text:p>1,644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3]-3.19496)/([.D273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701">
            <text:p>85,7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4]-3.19496)/([.D274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801">
            <text:p>85,8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5]-3.19496)/([.D275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5.901">
            <text:p>85,9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6]-3.19496)/([.D276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001">
            <text:p>86,0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7]-3.19496)/([.D277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101">
            <text:p>86,1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8]-3.19496)/([.D278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201">
            <text:p>86,2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79]-3.19496)/([.D279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301">
            <text:p>86,3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0]-3.19496)/([.D280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401">
            <text:p>86,4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1]-3.19496)/([.D281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501">
            <text:p>86,5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2]-3.19496)/([.D282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601">
            <text:p>86,60100</text:p>
          </table:table-cell>
          <table:table-cell office:value-type="float" office:value="-5.34">
            <text:p>-5,34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83]-3.19496)/([.D283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6.701">
            <text:p>86,7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4]-3.19496)/([.D284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6.801">
            <text:p>86,8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5]-3.19496)/([.D285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6.901">
            <text:p>86,9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6]-3.19496)/([.D286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001">
            <text:p>87,0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7]-3.19496)/([.D287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101">
            <text:p>87,1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8]-3.19496)/([.D288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201">
            <text:p>87,2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89]-3.19496)/([.D289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301">
            <text:p>87,3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0]-3.19496)/([.D290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401">
            <text:p>87,40100</text:p>
          </table:table-cell>
          <table:table-cell office:value-type="float" office:value="-5.34">
            <text:p>-5,340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1]-3.19496)/([.D291]-14.5476)" office:value-type="float" office:value="-0.0524897541487702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87.501">
            <text:p>87,50100</text:p>
          </table:table-cell>
          <table:table-cell office:value-type="float" office:value="-5.325">
            <text:p>-5,32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2]-3.19496)/([.D292]-14.5476)" office:value-type="float" office:value="-0.0523975045878782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87.601">
            <text:p>87,60100</text:p>
          </table:table-cell>
          <table:table-cell office:value-type="float" office:value="-5.325">
            <text:p>-5,32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293]-3.19496)/([.D293]-14.5476)" office:value-type="float" office:value="-0.0523975045878782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87.701">
            <text:p>87,7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4]-3.19496)/([.D294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7.801">
            <text:p>87,8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5]-3.19496)/([.D295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7.901">
            <text:p>87,9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6]-3.19496)/([.D296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001">
            <text:p>88,0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7]-3.19496)/([.D297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101">
            <text:p>88,1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8]-3.19496)/([.D298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201">
            <text:p>88,2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299]-3.19496)/([.D299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301">
            <text:p>88,3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0]-3.19496)/([.D300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401">
            <text:p>88,4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1]-3.19496)/([.D301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8.501">
            <text:p>88,5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2]-3.19496)/([.D302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8.601">
            <text:p>88,6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3]-3.19496)/([.D303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8.701">
            <text:p>88,7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4]-3.19496)/([.D304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8.801">
            <text:p>88,8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5]-3.19496)/([.D305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8.901">
            <text:p>88,9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6]-3.19496)/([.D306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001">
            <text:p>89,0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7]-3.19496)/([.D307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101">
            <text:p>89,1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8]-3.19496)/([.D308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201">
            <text:p>89,2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09]-3.19496)/([.D309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301">
            <text:p>89,3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0]-3.19496)/([.D310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401">
            <text:p>89,40100</text:p>
          </table:table-cell>
          <table:table-cell office:value-type="float" office:value="-5.34">
            <text:p>-5,34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1]-3.19496)/([.D311]-14.5476)" office:value-type="float" office:value="-0.0524413772085696">
            <text:p>-0,05244</text:p>
          </table:table-cell>
          <table:table-cell table:number-columns-repeated="1017"/>
        </table:table-row>
        <table:table-row table:style-name="ro1">
          <table:table-cell office:value-type="float" office:value="89.501">
            <text:p>89,5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2]-3.19496)/([.D312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9.601">
            <text:p>89,6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3]-3.19496)/([.D313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9.701">
            <text:p>89,7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4]-3.19496)/([.D314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9.801">
            <text:p>89,8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5]-3.19496)/([.D315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89.901">
            <text:p>89,9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6]-3.19496)/([.D316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001">
            <text:p>90,0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7]-3.19496)/([.D317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101">
            <text:p>90,1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8]-3.19496)/([.D318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201">
            <text:p>90,2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19]-3.19496)/([.D319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301">
            <text:p>90,3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0]-3.19496)/([.D320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401">
            <text:p>90,4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1]-3.19496)/([.D321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501">
            <text:p>90,5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2]-3.19496)/([.D322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601">
            <text:p>90,60100</text:p>
          </table:table-cell>
          <table:table-cell office:value-type="float" office:value="-5.325">
            <text:p>-5,325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3]-3.19496)/([.D323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701">
            <text:p>90,7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4]-3.19496)/([.D324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801">
            <text:p>90,8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5]-3.19496)/([.D325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0.901">
            <text:p>90,9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6]-3.19496)/([.D326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001">
            <text:p>91,0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7]-3.19496)/([.D327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101">
            <text:p>91,1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8]-3.19496)/([.D328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201">
            <text:p>91,2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29]-3.19496)/([.D329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301">
            <text:p>91,3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0]-3.19496)/([.D330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401">
            <text:p>91,40100</text:p>
          </table:table-cell>
          <table:table-cell office:value-type="float" office:value="-5.325">
            <text:p>-5,325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1]-3.19496)/([.D331]-14.5476)" office:value-type="float" office:value="-0.0523492126690605">
            <text:p>-0,05235</text:p>
          </table:table-cell>
          <table:table-cell table:number-columns-repeated="1017"/>
        </table:table-row>
        <table:table-row table:style-name="ro1">
          <table:table-cell office:value-type="float" office:value="91.501">
            <text:p>91,5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2]-3.19496)/([.D332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1.601">
            <text:p>91,60100</text:p>
          </table:table-cell>
          <table:table-cell office:value-type="float" office:value="-5.31">
            <text:p>-5,31000</text:p>
          </table:table-cell>
          <table:table-cell office:value-type="float" office:value="1.6425">
            <text:p>1,6425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3]-3.19496)/([.D333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1.701">
            <text:p>91,7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4]-3.19496)/([.D334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1.801">
            <text:p>91,8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5]-3.19496)/([.D335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1.901">
            <text:p>91,9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6]-3.19496)/([.D336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001">
            <text:p>92,0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7]-3.19496)/([.D337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101">
            <text:p>92,1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8]-3.19496)/([.D338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201">
            <text:p>92,2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39]-3.19496)/([.D339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301">
            <text:p>92,3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0]-3.19496)/([.D340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401">
            <text:p>92,4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1]-3.19496)/([.D341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501">
            <text:p>92,5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2]-3.19496)/([.D342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601">
            <text:p>92,6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3">
            <text:p>177,30000</text:p>
          </table:table-cell>
          <table:table-cell office:value-type="string">
            <text:p>NAN</text:p>
          </table:table-cell>
          <table:table-cell/>
          <table:table-cell table:formula="of:=([.B343]-3.19496)/([.D343]-14.5476)" office:value-type="float" office:value="-0.0522570481295514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92.701">
            <text:p>92,7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4]-3.19496)/([.D344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2.801">
            <text:p>92,8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5]-3.19496)/([.D345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2.901">
            <text:p>92,9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6]-3.19496)/([.D346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001">
            <text:p>93,0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7]-3.19496)/([.D347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101">
            <text:p>93,1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8]-3.19496)/([.D348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201">
            <text:p>93,2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49]-3.19496)/([.D349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301">
            <text:p>93,3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0]-3.19496)/([.D350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401">
            <text:p>93,4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1]-3.19496)/([.D351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501">
            <text:p>93,5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2]-3.19496)/([.D352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601">
            <text:p>93,60100</text:p>
          </table:table-cell>
          <table:table-cell office:value-type="float" office:value="-5.31">
            <text:p>-5,31000</text:p>
          </table:table-cell>
          <table:table-cell office:value-type="float" office:value="1.641">
            <text:p>1,641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3]-3.19496)/([.D353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701">
            <text:p>93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4]-3.19496)/([.D354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801">
            <text:p>93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5]-3.19496)/([.D355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3.901">
            <text:p>93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6]-3.19496)/([.D356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001">
            <text:p>94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7]-3.19496)/([.D357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101">
            <text:p>94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8]-3.19496)/([.D358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201">
            <text:p>94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59]-3.19496)/([.D359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301">
            <text:p>94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0]-3.19496)/([.D360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401">
            <text:p>94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1]-3.19496)/([.D361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501">
            <text:p>94,5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2]-3.19496)/([.D362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601">
            <text:p>94,6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3]-3.19496)/([.D363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701">
            <text:p>94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4]-3.19496)/([.D364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801">
            <text:p>94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5]-3.19496)/([.D365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4.901">
            <text:p>94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6]-3.19496)/([.D366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001">
            <text:p>95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7]-3.19496)/([.D367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101">
            <text:p>95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8]-3.19496)/([.D368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201">
            <text:p>95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69]-3.19496)/([.D369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301">
            <text:p>95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0]-3.19496)/([.D370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401">
            <text:p>95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1]-3.19496)/([.D371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501">
            <text:p>95,5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2]-3.19496)/([.D372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601">
            <text:p>95,6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3]-3.19496)/([.D373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701">
            <text:p>95,7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4]-3.19496)/([.D374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801">
            <text:p>95,8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5]-3.19496)/([.D375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5.901">
            <text:p>95,9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6]-3.19496)/([.D376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001">
            <text:p>96,0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7]-3.19496)/([.D377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101">
            <text:p>96,1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8]-3.19496)/([.D378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201">
            <text:p>96,2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79]-3.19496)/([.D379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301">
            <text:p>96,3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0]-3.19496)/([.D380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401">
            <text:p>96,40100</text:p>
          </table:table-cell>
          <table:table-cell office:value-type="float" office:value="-5.31">
            <text:p>-5,310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1]-3.19496)/([.D381]-14.5476)" office:value-type="float" office:value="-0.0523052550269861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96.501">
            <text:p>96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2]-3.19496)/([.D38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6.601">
            <text:p>96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3]-3.19496)/([.D38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6.701">
            <text:p>96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4]-3.19496)/([.D38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6.801">
            <text:p>96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5]-3.19496)/([.D38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6.901">
            <text:p>96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6]-3.19496)/([.D386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001">
            <text:p>97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7]-3.19496)/([.D387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101">
            <text:p>97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8]-3.19496)/([.D38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201">
            <text:p>97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89]-3.19496)/([.D38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301">
            <text:p>97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0]-3.19496)/([.D39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401">
            <text:p>97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1]-3.19496)/([.D39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501">
            <text:p>97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2]-3.19496)/([.D39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601">
            <text:p>97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3]-3.19496)/([.D39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701">
            <text:p>97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4]-3.19496)/([.D39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801">
            <text:p>97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5]-3.19496)/([.D39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7.901">
            <text:p>97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6]-3.19496)/([.D396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001">
            <text:p>98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7]-3.19496)/([.D397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101">
            <text:p>98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8]-3.19496)/([.D39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201">
            <text:p>98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399]-3.19496)/([.D39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301">
            <text:p>98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0]-3.19496)/([.D40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401">
            <text:p>98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1]-3.19496)/([.D40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501">
            <text:p>98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2]-3.19496)/([.D40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601">
            <text:p>98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3]-3.19496)/([.D40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701">
            <text:p>98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4]-3.19496)/([.D40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801">
            <text:p>98,8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5]-3.19496)/([.D40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8.901">
            <text:p>98,9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6]-3.19496)/([.D406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001">
            <text:p>99,0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7]-3.19496)/([.D407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101">
            <text:p>99,1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8]-3.19496)/([.D40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201">
            <text:p>99,2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09]-3.19496)/([.D40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301">
            <text:p>99,3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0]-3.19496)/([.D41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401">
            <text:p>99,4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1]-3.19496)/([.D41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501">
            <text:p>99,5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2]-3.19496)/([.D41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601">
            <text:p>99,6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3]-3.19496)/([.D41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701">
            <text:p>99,70100</text:p>
          </table:table-cell>
          <table:table-cell office:value-type="float" office:value="-5.295">
            <text:p>-5,29500</text:p>
          </table:table-cell>
          <table:table-cell office:value-type="float" office:value="1.6395">
            <text:p>1,6395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4]-3.19496)/([.D41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801">
            <text:p>99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5]-3.19496)/([.D41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99.901">
            <text:p>99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6]-3.19496)/([.D416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001">
            <text:p>100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7]-3.19496)/([.D417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101">
            <text:p>100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8]-3.19496)/([.D41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201">
            <text:p>100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19]-3.19496)/([.D41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301">
            <text:p>100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0]-3.19496)/([.D42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401">
            <text:p>100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1]-3.19496)/([.D42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501">
            <text:p>100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2]-3.19496)/([.D42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601">
            <text:p>100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3]-3.19496)/([.D42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701">
            <text:p>100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4]-3.19496)/([.D424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801">
            <text:p>100,8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5]-3.19496)/([.D425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0.901">
            <text:p>100,9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6]-3.19496)/([.D426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001">
            <text:p>101,0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7]-3.19496)/([.D427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101">
            <text:p>101,1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8]-3.19496)/([.D428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201">
            <text:p>101,2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29]-3.19496)/([.D429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301">
            <text:p>101,3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0]-3.19496)/([.D430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401">
            <text:p>101,4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1]-3.19496)/([.D431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501">
            <text:p>101,5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2]-3.19496)/([.D432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601">
            <text:p>101,6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.15">
            <text:p>177,15000</text:p>
          </table:table-cell>
          <table:table-cell office:value-type="string">
            <text:p>NAN</text:p>
          </table:table-cell>
          <table:table-cell/>
          <table:table-cell table:formula="of:=([.B433]-3.19496)/([.D433]-14.5476)" office:value-type="float" office:value="-0.052213005466094">
            <text:p>-0,05221</text:p>
          </table:table-cell>
          <table:table-cell table:number-columns-repeated="1017"/>
        </table:table-row>
        <table:table-row table:style-name="ro1">
          <table:table-cell office:value-type="float" office:value="101.701">
            <text:p>101,70100</text:p>
          </table:table-cell>
          <table:table-cell office:value-type="float" office:value="-5.295">
            <text:p>-5,295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4]-3.19496)/([.D434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1.801">
            <text:p>101,8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5]-3.19496)/([.D435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1.901">
            <text:p>101,9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6]-3.19496)/([.D436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001">
            <text:p>102,0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7]-3.19496)/([.D437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101">
            <text:p>102,1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8]-3.19496)/([.D438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201">
            <text:p>102,2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39]-3.19496)/([.D439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301">
            <text:p>102,3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0]-3.19496)/([.D440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401">
            <text:p>102,40100</text:p>
          </table:table-cell>
          <table:table-cell office:value-type="float" office:value="-5.295">
            <text:p>-5,295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1]-3.19496)/([.D441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02.501">
            <text:p>102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2]-3.19496)/([.D44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2.601">
            <text:p>102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3]-3.19496)/([.D44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2.701">
            <text:p>102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4]-3.19496)/([.D44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2.801">
            <text:p>102,8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5]-3.19496)/([.D44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2.901">
            <text:p>102,9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6]-3.19496)/([.D44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001">
            <text:p>103,0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7]-3.19496)/([.D44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101">
            <text:p>103,1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8]-3.19496)/([.D44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201">
            <text:p>103,2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49]-3.19496)/([.D44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301">
            <text:p>103,3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0]-3.19496)/([.D45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401">
            <text:p>103,4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1]-3.19496)/([.D45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501">
            <text:p>103,5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2]-3.19496)/([.D45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601">
            <text:p>103,6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3]-3.19496)/([.D45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701">
            <text:p>103,7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4]-3.19496)/([.D45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801">
            <text:p>103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5]-3.19496)/([.D45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3.901">
            <text:p>103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6]-3.19496)/([.D45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001">
            <text:p>104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7]-3.19496)/([.D45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101">
            <text:p>104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8]-3.19496)/([.D45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201">
            <text:p>104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59]-3.19496)/([.D45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301">
            <text:p>104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0]-3.19496)/([.D46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401">
            <text:p>104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1]-3.19496)/([.D46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501">
            <text:p>104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2]-3.19496)/([.D46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601">
            <text:p>104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3]-3.19496)/([.D46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701">
            <text:p>104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4]-3.19496)/([.D46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801">
            <text:p>104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5]-3.19496)/([.D46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4.901">
            <text:p>104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6]-3.19496)/([.D46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001">
            <text:p>105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7]-3.19496)/([.D46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101">
            <text:p>105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8]-3.19496)/([.D46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201">
            <text:p>105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69]-3.19496)/([.D46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301">
            <text:p>105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0]-3.19496)/([.D47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401">
            <text:p>105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1]-3.19496)/([.D47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501">
            <text:p>105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2]-3.19496)/([.D47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601">
            <text:p>105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3]-3.19496)/([.D47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701">
            <text:p>105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4]-3.19496)/([.D47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801">
            <text:p>105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5]-3.19496)/([.D47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5.901">
            <text:p>105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6]-3.19496)/([.D47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001">
            <text:p>106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7]-3.19496)/([.D47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101">
            <text:p>106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8]-3.19496)/([.D47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205">
            <text:p>106,205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79]-3.19496)/([.D47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301">
            <text:p>106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0]-3.19496)/([.D48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401">
            <text:p>106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1]-3.19496)/([.D48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501">
            <text:p>106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2]-3.19496)/([.D48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601">
            <text:p>106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3]-3.19496)/([.D48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701">
            <text:p>106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4]-3.19496)/([.D48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801">
            <text:p>106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5]-3.19496)/([.D48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6.901">
            <text:p>106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6]-3.19496)/([.D48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001">
            <text:p>107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7]-3.19496)/([.D48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101">
            <text:p>107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8]-3.19496)/([.D48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201">
            <text:p>107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89]-3.19496)/([.D48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301">
            <text:p>107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0]-3.19496)/([.D49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401">
            <text:p>107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1]-3.19496)/([.D49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501">
            <text:p>107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2]-3.19496)/([.D49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601">
            <text:p>107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3]-3.19496)/([.D49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701">
            <text:p>107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4]-3.19496)/([.D49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801">
            <text:p>107,8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5]-3.19496)/([.D49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7.901">
            <text:p>107,9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6]-3.19496)/([.D49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001">
            <text:p>108,0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7]-3.19496)/([.D49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101">
            <text:p>108,1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8]-3.19496)/([.D49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201">
            <text:p>108,2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499]-3.19496)/([.D49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301">
            <text:p>108,3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0]-3.19496)/([.D50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401">
            <text:p>108,4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1]-3.19496)/([.D50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501">
            <text:p>108,5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2]-3.19496)/([.D50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601">
            <text:p>108,6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3]-3.19496)/([.D50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701">
            <text:p>108,7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4]-3.19496)/([.D50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801">
            <text:p>108,8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5]-3.19496)/([.D50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8.901">
            <text:p>108,9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6]-3.19496)/([.D50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001">
            <text:p>109,0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7]-3.19496)/([.D50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101">
            <text:p>109,1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8]-3.19496)/([.D50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201">
            <text:p>109,2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09]-3.19496)/([.D50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301">
            <text:p>109,3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0]-3.19496)/([.D51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401">
            <text:p>109,4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1]-3.19496)/([.D51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501">
            <text:p>109,5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2]-3.19496)/([.D51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601">
            <text:p>109,6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3]-3.19496)/([.D51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701">
            <text:p>109,70100</text:p>
          </table:table-cell>
          <table:table-cell office:value-type="float" office:value="-5.28">
            <text:p>-5,28000</text:p>
          </table:table-cell>
          <table:table-cell office:value-type="float" office:value="1.638">
            <text:p>1,638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4]-3.19496)/([.D51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801">
            <text:p>109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5]-3.19496)/([.D51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09.901">
            <text:p>109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6]-3.19496)/([.D51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001">
            <text:p>110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7]-3.19496)/([.D51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101">
            <text:p>110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8]-3.19496)/([.D51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201">
            <text:p>110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19]-3.19496)/([.D51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301">
            <text:p>110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0]-3.19496)/([.D52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401">
            <text:p>110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1]-3.19496)/([.D52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501">
            <text:p>110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2]-3.19496)/([.D52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601">
            <text:p>110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3]-3.19496)/([.D52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701">
            <text:p>110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4]-3.19496)/([.D52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801">
            <text:p>110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5]-3.19496)/([.D52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0.901">
            <text:p>110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6]-3.19496)/([.D52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001">
            <text:p>111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7]-3.19496)/([.D52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101">
            <text:p>111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8]-3.19496)/([.D52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201">
            <text:p>111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29]-3.19496)/([.D52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301">
            <text:p>111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0]-3.19496)/([.D53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401">
            <text:p>111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1]-3.19496)/([.D53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501">
            <text:p>111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2]-3.19496)/([.D53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601">
            <text:p>111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3]-3.19496)/([.D53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701">
            <text:p>111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4]-3.19496)/([.D53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801">
            <text:p>111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5]-3.19496)/([.D53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1.901">
            <text:p>111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6]-3.19496)/([.D53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001">
            <text:p>112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7]-3.19496)/([.D53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101">
            <text:p>112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8]-3.19496)/([.D53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201">
            <text:p>112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39]-3.19496)/([.D53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301">
            <text:p>112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0]-3.19496)/([.D54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401">
            <text:p>112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1]-3.19496)/([.D54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2.501">
            <text:p>112,5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2]-3.19496)/([.D542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2.601">
            <text:p>112,6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3]-3.19496)/([.D543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2.701">
            <text:p>112,7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4]-3.19496)/([.D544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2.801">
            <text:p>112,8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5]-3.19496)/([.D545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2.901">
            <text:p>112,9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6]-3.19496)/([.D546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001">
            <text:p>113,0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7]-3.19496)/([.D547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101">
            <text:p>113,1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8]-3.19496)/([.D548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201">
            <text:p>113,2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49]-3.19496)/([.D549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301">
            <text:p>113,3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0]-3.19496)/([.D550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401">
            <text:p>113,40100</text:p>
          </table:table-cell>
          <table:table-cell office:value-type="float" office:value="-5.295">
            <text:p>-5,295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1]-3.19496)/([.D551]-14.5476)" office:value-type="float" office:value="-0.0522612162085632">
            <text:p>-0,05226</text:p>
          </table:table-cell>
          <table:table-cell table:number-columns-repeated="1017"/>
        </table:table-row>
        <table:table-row table:style-name="ro1">
          <table:table-cell office:value-type="float" office:value="113.501">
            <text:p>113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2]-3.19496)/([.D55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3.601">
            <text:p>113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3]-3.19496)/([.D55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3.701">
            <text:p>113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4]-3.19496)/([.D55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3.801">
            <text:p>113,8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5]-3.19496)/([.D555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3.901">
            <text:p>113,9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6]-3.19496)/([.D556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001">
            <text:p>114,0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7]-3.19496)/([.D557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101">
            <text:p>114,1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8]-3.19496)/([.D558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201">
            <text:p>114,2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59]-3.19496)/([.D559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301">
            <text:p>114,3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0]-3.19496)/([.D560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401">
            <text:p>114,4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1]-3.19496)/([.D561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501">
            <text:p>114,5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2]-3.19496)/([.D562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601">
            <text:p>114,6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3]-3.19496)/([.D563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701">
            <text:p>114,70100</text:p>
          </table:table-cell>
          <table:table-cell office:value-type="float" office:value="-5.28">
            <text:p>-5,28000</text:p>
          </table:table-cell>
          <table:table-cell office:value-type="float" office:value="1.6365">
            <text:p>1,63650</text:p>
          </table:table-cell>
          <table:table-cell office:value-type="float" office:value="177">
            <text:p>177,00000</text:p>
          </table:table-cell>
          <table:table-cell office:value-type="string">
            <text:p>NAN</text:p>
          </table:table-cell>
          <table:table-cell/>
          <table:table-cell table:formula="of:=([.B564]-3.19496)/([.D564]-14.5476)" office:value-type="float" office:value="-0.0521688814692796">
            <text:p>-0,05217</text:p>
          </table:table-cell>
          <table:table-cell table:number-columns-repeated="1017"/>
        </table:table-row>
        <table:table-row table:style-name="ro1">
          <table:table-cell office:value-type="float" office:value="114.801">
            <text:p>114,8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5]-3.19496)/([.D565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4.901">
            <text:p>114,9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6]-3.19496)/([.D566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001">
            <text:p>115,0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7]-3.19496)/([.D567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101">
            <text:p>115,1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8]-3.19496)/([.D568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201">
            <text:p>115,2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69]-3.19496)/([.D569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301">
            <text:p>115,3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0]-3.19496)/([.D570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401">
            <text:p>115,4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1]-3.19496)/([.D571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501">
            <text:p>115,5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2]-3.19496)/([.D572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601">
            <text:p>115,6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3]-3.19496)/([.D573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701">
            <text:p>115,70100</text:p>
          </table:table-cell>
          <table:table-cell office:value-type="float" office:value="-5.28">
            <text:p>-5,28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4]-3.19496)/([.D574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801">
            <text:p>115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5]-3.19496)/([.D575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5.901">
            <text:p>115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6]-3.19496)/([.D576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001">
            <text:p>116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7]-3.19496)/([.D577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101">
            <text:p>116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8]-3.19496)/([.D578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201">
            <text:p>116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79]-3.19496)/([.D579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301">
            <text:p>116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0]-3.19496)/([.D580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401">
            <text:p>116,4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1]-3.19496)/([.D581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501">
            <text:p>116,5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2]-3.19496)/([.D582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601">
            <text:p>116,6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3]-3.19496)/([.D583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701">
            <text:p>116,7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4]-3.19496)/([.D584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801">
            <text:p>116,8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5]-3.19496)/([.D585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6.901">
            <text:p>116,9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6]-3.19496)/([.D586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7.001">
            <text:p>117,0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7]-3.19496)/([.D587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7.101">
            <text:p>117,1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8]-3.19496)/([.D588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7.201">
            <text:p>117,2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89]-3.19496)/([.D589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17.301">
            <text:p>117,30100</text:p>
          </table:table-cell>
          <table:table-cell office:value-type="float" office:value="-5.28">
            <text:p>-5,28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0]-3.19496)/([.D590]-14.5476)" office:value-type="float" office:value="-0.0522170959887223">
            <text:p>-0,05222</text:p>
          </table:table-cell>
          <table:table-cell table:number-columns-repeated="1017"/>
        </table:table-row>
        <table:table-row table:style-name="ro1">
          <table:table-cell office:value-type="float" office:value="162.101">
            <text:p>162,1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1]-3.19496)/([.D59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201">
            <text:p>162,2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2]-3.19496)/([.D59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301">
            <text:p>162,3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3]-3.19496)/([.D59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401">
            <text:p>162,4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4]-3.19496)/([.D59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501">
            <text:p>162,5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5]-3.19496)/([.D59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601">
            <text:p>162,6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6]-3.19496)/([.D596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701">
            <text:p>162,7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7]-3.19496)/([.D597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801">
            <text:p>162,80100</text:p>
          </table:table-cell>
          <table:table-cell office:value-type="float" office:value="-5.325">
            <text:p>-5,325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8]-3.19496)/([.D598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2.901">
            <text:p>162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599]-3.19496)/([.D599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001">
            <text:p>163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0]-3.19496)/([.D600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101">
            <text:p>163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1]-3.19496)/([.D60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201">
            <text:p>163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2]-3.19496)/([.D60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301">
            <text:p>163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3]-3.19496)/([.D60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401">
            <text:p>163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4]-3.19496)/([.D60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501">
            <text:p>163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5]-3.19496)/([.D60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601">
            <text:p>163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6]-3.19496)/([.D606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701">
            <text:p>163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7]-3.19496)/([.D607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801">
            <text:p>163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8]-3.19496)/([.D608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3.901">
            <text:p>163,9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09]-3.19496)/([.D609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001">
            <text:p>164,0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0]-3.19496)/([.D610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101">
            <text:p>164,1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1]-3.19496)/([.D61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201">
            <text:p>164,2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2]-3.19496)/([.D61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301">
            <text:p>164,3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3]-3.19496)/([.D61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401">
            <text:p>164,4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4]-3.19496)/([.D61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501">
            <text:p>164,50100</text:p>
          </table:table-cell>
          <table:table-cell office:value-type="float" office:value="-5.325">
            <text:p>-5,325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5]-3.19496)/([.D61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64.601">
            <text:p>164,6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6]-3.19496)/([.D61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4.701">
            <text:p>164,7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7]-3.19496)/([.D61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4.801">
            <text:p>164,8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8]-3.19496)/([.D61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4.901">
            <text:p>164,9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19]-3.19496)/([.D61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001">
            <text:p>165,0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0]-3.19496)/([.D62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101">
            <text:p>165,1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1]-3.19496)/([.D62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201">
            <text:p>165,2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2]-3.19496)/([.D62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301">
            <text:p>165,3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3]-3.19496)/([.D62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401">
            <text:p>165,4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4]-3.19496)/([.D62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501">
            <text:p>165,5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5]-3.19496)/([.D62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601">
            <text:p>165,6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6]-3.19496)/([.D62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701">
            <text:p>165,7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7]-3.19496)/([.D62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801">
            <text:p>165,80100</text:p>
          </table:table-cell>
          <table:table-cell office:value-type="float" office:value="-5.31">
            <text:p>-5,31000</text:p>
          </table:table-cell>
          <table:table-cell office:value-type="float" office:value="1.6365">
            <text:p>1,636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8]-3.19496)/([.D62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5.901">
            <text:p>165,9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29]-3.19496)/([.D62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001">
            <text:p>166,0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0]-3.19496)/([.D63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101">
            <text:p>166,1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1]-3.19496)/([.D63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201">
            <text:p>166,2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2]-3.19496)/([.D63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301">
            <text:p>166,3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3]-3.19496)/([.D63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401">
            <text:p>166,4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4]-3.19496)/([.D63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501">
            <text:p>166,5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5]-3.19496)/([.D63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601">
            <text:p>166,6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6]-3.19496)/([.D63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701">
            <text:p>166,7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7]-3.19496)/([.D63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801">
            <text:p>166,80100</text:p>
          </table:table-cell>
          <table:table-cell office:value-type="float" office:value="-5.31">
            <text:p>-5,31000</text:p>
          </table:table-cell>
          <table:table-cell office:value-type="float" office:value="1.635">
            <text:p>1,635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8]-3.19496)/([.D63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6.901">
            <text:p>166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39]-3.19496)/([.D63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001">
            <text:p>167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0]-3.19496)/([.D64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101">
            <text:p>167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1]-3.19496)/([.D64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201">
            <text:p>167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2]-3.19496)/([.D64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301">
            <text:p>167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3]-3.19496)/([.D64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401">
            <text:p>167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4]-3.19496)/([.D64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501">
            <text:p>167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5]-3.19496)/([.D64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601">
            <text:p>167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6]-3.19496)/([.D64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701">
            <text:p>167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7]-3.19496)/([.D64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801">
            <text:p>167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8]-3.19496)/([.D64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7.901">
            <text:p>167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49]-3.19496)/([.D64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001">
            <text:p>168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0]-3.19496)/([.D65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101">
            <text:p>168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1]-3.19496)/([.D65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201">
            <text:p>168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2]-3.19496)/([.D65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301">
            <text:p>168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3]-3.19496)/([.D65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401">
            <text:p>168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4]-3.19496)/([.D65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501">
            <text:p>168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5]-3.19496)/([.D65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601">
            <text:p>168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6]-3.19496)/([.D65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701">
            <text:p>168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7]-3.19496)/([.D65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801">
            <text:p>168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8]-3.19496)/([.D65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8.901">
            <text:p>168,9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59]-3.19496)/([.D65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001">
            <text:p>169,0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0]-3.19496)/([.D66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101">
            <text:p>169,1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1]-3.19496)/([.D66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201">
            <text:p>169,2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2]-3.19496)/([.D66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301">
            <text:p>169,3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3]-3.19496)/([.D66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401">
            <text:p>169,4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4]-3.19496)/([.D66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501">
            <text:p>169,5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5]-3.19496)/([.D66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69.601">
            <text:p>169,6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6]-3.19496)/([.D666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69.701">
            <text:p>169,7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7]-3.19496)/([.D667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69.801">
            <text:p>169,8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8]-3.19496)/([.D668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69.901">
            <text:p>169,9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69]-3.19496)/([.D669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001">
            <text:p>170,0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0]-3.19496)/([.D670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101">
            <text:p>170,1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1]-3.19496)/([.D671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201">
            <text:p>170,2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2]-3.19496)/([.D672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301">
            <text:p>170,3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3]-3.19496)/([.D673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401">
            <text:p>170,4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4]-3.19496)/([.D674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501">
            <text:p>170,50100</text:p>
          </table:table-cell>
          <table:table-cell office:value-type="float" office:value="-5.295">
            <text:p>-5,29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5]-3.19496)/([.D675]-14.5476)" office:value-type="float" office:value="-0.0523095160638413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70.601">
            <text:p>170,6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6]-3.19496)/([.D676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0.701">
            <text:p>170,7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7]-3.19496)/([.D677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0.801">
            <text:p>170,80100</text:p>
          </table:table-cell>
          <table:table-cell office:value-type="float" office:value="-5.31">
            <text:p>-5,310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8]-3.19496)/([.D678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0.901">
            <text:p>170,9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79]-3.19496)/([.D679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001">
            <text:p>171,0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0]-3.19496)/([.D680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101">
            <text:p>171,1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1]-3.19496)/([.D681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201">
            <text:p>171,2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2]-3.19496)/([.D682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301">
            <text:p>171,3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3]-3.19496)/([.D683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401">
            <text:p>171,4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4]-3.19496)/([.D684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501">
            <text:p>171,50100</text:p>
          </table:table-cell>
          <table:table-cell office:value-type="float" office:value="-5.31">
            <text:p>-5,310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5]-3.19496)/([.D685]-14.5476)" office:value-type="float" office:value="-0.0524019361389604">
            <text:p>-0,05240</text:p>
          </table:table-cell>
          <table:table-cell table:number-columns-repeated="1017"/>
        </table:table-row>
        <table:table-row table:style-name="ro1">
          <table:table-cell office:value-type="float" office:value="171.601">
            <text:p>171,6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6]-3.19496)/([.D686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1.701">
            <text:p>171,7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7]-3.19496)/([.D687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1.801">
            <text:p>171,80100</text:p>
          </table:table-cell>
          <table:table-cell office:value-type="float" office:value="-5.325">
            <text:p>-5,32500</text:p>
          </table:table-cell>
          <table:table-cell office:value-type="float" office:value="1.632">
            <text:p>1,6320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8]-3.19496)/([.D688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1.901">
            <text:p>171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89]-3.19496)/([.D689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001">
            <text:p>172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0]-3.19496)/([.D690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101">
            <text:p>172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1]-3.19496)/([.D69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201">
            <text:p>172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2]-3.19496)/([.D69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301">
            <text:p>172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3]-3.19496)/([.D69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401">
            <text:p>172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4]-3.19496)/([.D69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501">
            <text:p>172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5]-3.19496)/([.D69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601">
            <text:p>172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6]-3.19496)/([.D696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701">
            <text:p>172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7]-3.19496)/([.D697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801">
            <text:p>172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8]-3.19496)/([.D698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2.901">
            <text:p>172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699]-3.19496)/([.D699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001">
            <text:p>173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0]-3.19496)/([.D700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101">
            <text:p>173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1]-3.19496)/([.D70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201">
            <text:p>173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2]-3.19496)/([.D70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301">
            <text:p>173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3]-3.19496)/([.D70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401">
            <text:p>173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4]-3.19496)/([.D70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501">
            <text:p>173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5]-3.19496)/([.D70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601">
            <text:p>173,6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6]-3.19496)/([.D706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701">
            <text:p>173,7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7]-3.19496)/([.D707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801">
            <text:p>173,8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8]-3.19496)/([.D708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3.901">
            <text:p>173,9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09]-3.19496)/([.D709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001">
            <text:p>174,0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0]-3.19496)/([.D710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101">
            <text:p>174,1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1]-3.19496)/([.D711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201">
            <text:p>174,2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2]-3.19496)/([.D712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301">
            <text:p>174,3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3]-3.19496)/([.D713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401">
            <text:p>174,4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4]-3.19496)/([.D714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501">
            <text:p>174,50100</text:p>
          </table:table-cell>
          <table:table-cell office:value-type="float" office:value="-5.325">
            <text:p>-5,32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5]-3.19496)/([.D715]-14.5476)" office:value-type="float" office:value="-0.0524943562140794">
            <text:p>-0,05249</text:p>
          </table:table-cell>
          <table:table-cell table:number-columns-repeated="1017"/>
        </table:table-row>
        <table:table-row table:style-name="ro1">
          <table:table-cell office:value-type="float" office:value="174.601">
            <text:p>174,6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6]-3.19496)/([.D716]-14.5476)" office:value-type="float" office:value="-0.0526791963643175">
            <text:p>-0,05268</text:p>
          </table:table-cell>
          <table:table-cell table:number-columns-repeated="1017"/>
        </table:table-row>
        <table:table-row table:style-name="ro1">
          <table:table-cell office:value-type="float" office:value="174.701">
            <text:p>174,7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7]-3.19496)/([.D717]-14.5476)" office:value-type="float" office:value="-0.0526791963643175">
            <text:p>-0,05268</text:p>
          </table:table-cell>
          <table:table-cell table:number-columns-repeated="1017"/>
        </table:table-row>
        <table:table-row table:style-name="ro1">
          <table:table-cell office:value-type="float" office:value="174.801">
            <text:p>174,8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85">
            <text:p>176,85000</text:p>
          </table:table-cell>
          <table:table-cell office:value-type="string">
            <text:p>NAN</text:p>
          </table:table-cell>
          <table:table-cell/>
          <table:table-cell table:formula="of:=([.B718]-3.19496)/([.D718]-14.5476)" office:value-type="float" office:value="-0.0526791963643175">
            <text:p>-0,05268</text:p>
          </table:table-cell>
          <table:table-cell table:number-columns-repeated="1017"/>
        </table:table-row>
        <table:table-row table:style-name="ro1">
          <table:table-cell office:value-type="float" office:value="174.901">
            <text:p>174,9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19]-3.19496)/([.D719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001">
            <text:p>175,0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0]-3.19496)/([.D720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101">
            <text:p>175,1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1]-3.19496)/([.D721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201">
            <text:p>175,2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2]-3.19496)/([.D722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301">
            <text:p>175,3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3]-3.19496)/([.D723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401">
            <text:p>175,4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4]-3.19496)/([.D724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501">
            <text:p>175,5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5]-3.19496)/([.D725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5.601">
            <text:p>175,6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6]-3.19496)/([.D72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5.701">
            <text:p>175,7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7]-3.19496)/([.D72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5.801">
            <text:p>175,8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8]-3.19496)/([.D72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5.901">
            <text:p>175,9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29]-3.19496)/([.D72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001">
            <text:p>176,0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0]-3.19496)/([.D73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101">
            <text:p>176,1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1]-3.19496)/([.D73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201">
            <text:p>176,2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2]-3.19496)/([.D73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301">
            <text:p>176,3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3]-3.19496)/([.D73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401">
            <text:p>176,4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4]-3.19496)/([.D73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501">
            <text:p>176,5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5]-3.19496)/([.D73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601">
            <text:p>176,6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6]-3.19496)/([.D73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701">
            <text:p>176,7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7]-3.19496)/([.D73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801">
            <text:p>176,8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8]-3.19496)/([.D73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6.901">
            <text:p>176,9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39]-3.19496)/([.D73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001">
            <text:p>177,0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0]-3.19496)/([.D74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101">
            <text:p>177,1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1]-3.19496)/([.D74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201">
            <text:p>177,2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2]-3.19496)/([.D74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301">
            <text:p>177,3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3]-3.19496)/([.D74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401">
            <text:p>177,4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4]-3.19496)/([.D74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501">
            <text:p>177,5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5]-3.19496)/([.D74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7.601">
            <text:p>177,6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6]-3.19496)/([.D746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7.701">
            <text:p>177,7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7]-3.19496)/([.D747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7.801">
            <text:p>177,80100</text:p>
          </table:table-cell>
          <table:table-cell office:value-type="float" office:value="-5.355">
            <text:p>-5,355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8]-3.19496)/([.D748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7.901">
            <text:p>177,9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49]-3.19496)/([.D749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001">
            <text:p>178,0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0]-3.19496)/([.D750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101">
            <text:p>178,1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1]-3.19496)/([.D751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201">
            <text:p>178,2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2]-3.19496)/([.D752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301">
            <text:p>178,3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3]-3.19496)/([.D753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401">
            <text:p>178,4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4]-3.19496)/([.D754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501">
            <text:p>178,50100</text:p>
          </table:table-cell>
          <table:table-cell office:value-type="float" office:value="-5.355">
            <text:p>-5,355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5]-3.19496)/([.D755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78.601">
            <text:p>178,6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6]-3.19496)/([.D75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8.701">
            <text:p>178,7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7]-3.19496)/([.D75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8.801">
            <text:p>178,80100</text:p>
          </table:table-cell>
          <table:table-cell office:value-type="float" office:value="-5.34">
            <text:p>-5,34000</text:p>
          </table:table-cell>
          <table:table-cell office:value-type="float" office:value="1.6335">
            <text:p>1,633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8]-3.19496)/([.D75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8.901">
            <text:p>178,9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59]-3.19496)/([.D75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001">
            <text:p>179,0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0]-3.19496)/([.D76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101">
            <text:p>179,1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1]-3.19496)/([.D76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201">
            <text:p>179,2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2]-3.19496)/([.D76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301">
            <text:p>179,3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3]-3.19496)/([.D76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401">
            <text:p>179,4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4]-3.19496)/([.D76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501">
            <text:p>179,5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5]-3.19496)/([.D76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601">
            <text:p>179,6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6]-3.19496)/([.D76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701">
            <text:p>179,7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7]-3.19496)/([.D76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801">
            <text:p>179,80100</text:p>
          </table:table-cell>
          <table:table-cell office:value-type="float" office:value="-5.34">
            <text:p>-5,34000</text:p>
          </table:table-cell>
          <table:table-cell office:value-type="float" office:value="1.632">
            <text:p>1,632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8]-3.19496)/([.D76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79.901">
            <text:p>179,9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69]-3.19496)/([.D76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001">
            <text:p>180,0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0]-3.19496)/([.D77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101">
            <text:p>180,1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1]-3.19496)/([.D77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201">
            <text:p>180,2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2]-3.19496)/([.D77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301">
            <text:p>180,3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3]-3.19496)/([.D77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401">
            <text:p>180,4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4]-3.19496)/([.D77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501">
            <text:p>180,5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5]-3.19496)/([.D77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601">
            <text:p>180,6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6]-3.19496)/([.D77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701">
            <text:p>180,7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7]-3.19496)/([.D77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801">
            <text:p>180,8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8]-3.19496)/([.D77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0.901">
            <text:p>180,9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79]-3.19496)/([.D77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001">
            <text:p>181,0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0]-3.19496)/([.D78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101">
            <text:p>181,1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1]-3.19496)/([.D78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201">
            <text:p>181,2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2]-3.19496)/([.D78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301">
            <text:p>181,3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3]-3.19496)/([.D78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401">
            <text:p>181,4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4]-3.19496)/([.D78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501">
            <text:p>181,5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5]-3.19496)/([.D78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1.601">
            <text:p>181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6]-3.19496)/([.D786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1.701">
            <text:p>181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7]-3.19496)/([.D787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1.801">
            <text:p>181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8]-3.19496)/([.D788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1.901">
            <text:p>181,9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89]-3.19496)/([.D789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001">
            <text:p>182,0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0]-3.19496)/([.D790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101">
            <text:p>182,1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1]-3.19496)/([.D791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201">
            <text:p>182,2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2]-3.19496)/([.D792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301">
            <text:p>182,3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3]-3.19496)/([.D793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401">
            <text:p>182,401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4]-3.19496)/([.D794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505">
            <text:p>182,50500</text:p>
          </table:table-cell>
          <table:table-cell office:value-type="float" office:value="-5.325">
            <text:p>-5,32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5]-3.19496)/([.D795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2.601">
            <text:p>182,6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6]-3.19496)/([.D796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2.701">
            <text:p>182,7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7]-3.19496)/([.D797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2.801">
            <text:p>182,8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8]-3.19496)/([.D798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2.901">
            <text:p>182,9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799]-3.19496)/([.D799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001">
            <text:p>183,0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0]-3.19496)/([.D800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101">
            <text:p>183,1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1]-3.19496)/([.D801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201">
            <text:p>183,2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2]-3.19496)/([.D802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301">
            <text:p>183,3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3]-3.19496)/([.D803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401">
            <text:p>183,4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4]-3.19496)/([.D804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501">
            <text:p>183,5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5]-3.19496)/([.D805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601">
            <text:p>183,6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6]-3.19496)/([.D806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701">
            <text:p>183,7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7]-3.19496)/([.D807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801">
            <text:p>183,8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8]-3.19496)/([.D808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3.901">
            <text:p>183,9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09]-3.19496)/([.D809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001">
            <text:p>184,0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0]-3.19496)/([.D810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101">
            <text:p>184,1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1]-3.19496)/([.D811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201">
            <text:p>184,2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2]-3.19496)/([.D812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301">
            <text:p>184,3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3]-3.19496)/([.D813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401">
            <text:p>184,4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4]-3.19496)/([.D814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501">
            <text:p>184,50100</text:p>
          </table:table-cell>
          <table:table-cell office:value-type="float" office:value="-5.355">
            <text:p>-5,355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5]-3.19496)/([.D815]-14.5476)" office:value-type="float" office:value="-0.0527279275545721">
            <text:p>-0,05273</text:p>
          </table:table-cell>
          <table:table-cell table:number-columns-repeated="1017"/>
        </table:table-row>
        <table:table-row table:style-name="ro1">
          <table:table-cell office:value-type="float" office:value="184.601">
            <text:p>184,6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6]-3.19496)/([.D816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4.701">
            <text:p>184,7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7]-3.19496)/([.D817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4.801">
            <text:p>184,80100</text:p>
          </table:table-cell>
          <table:table-cell office:value-type="float" office:value="-5.34">
            <text:p>-5,34000</text:p>
          </table:table-cell>
          <table:table-cell office:value-type="float" office:value="1.6305">
            <text:p>1,6305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8]-3.19496)/([.D818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4.901">
            <text:p>184,9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19]-3.19496)/([.D819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001">
            <text:p>185,0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0]-3.19496)/([.D820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101">
            <text:p>185,1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1]-3.19496)/([.D821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201">
            <text:p>185,2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2]-3.19496)/([.D822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301">
            <text:p>185,3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3]-3.19496)/([.D823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401">
            <text:p>185,4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4]-3.19496)/([.D824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501">
            <text:p>185,50100</text:p>
          </table:table-cell>
          <table:table-cell office:value-type="float" office:value="-5.34">
            <text:p>-5,340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5]-3.19496)/([.D825]-14.5476)" office:value-type="float" office:value="-0.0526354219857369">
            <text:p>-0,05264</text:p>
          </table:table-cell>
          <table:table-cell table:number-columns-repeated="1017"/>
        </table:table-row>
        <table:table-row table:style-name="ro1">
          <table:table-cell office:value-type="float" office:value="185.601">
            <text:p>185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6]-3.19496)/([.D826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5.701">
            <text:p>185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7]-3.19496)/([.D827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5.801">
            <text:p>185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8]-3.19496)/([.D828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5.901">
            <text:p>185,9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29]-3.19496)/([.D829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001">
            <text:p>186,0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0]-3.19496)/([.D830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101">
            <text:p>186,1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1]-3.19496)/([.D831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201">
            <text:p>186,2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2]-3.19496)/([.D832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301">
            <text:p>186,3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3]-3.19496)/([.D833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401">
            <text:p>186,4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4]-3.19496)/([.D834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501">
            <text:p>186,5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5]-3.19496)/([.D835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601">
            <text:p>186,6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6]-3.19496)/([.D836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701">
            <text:p>186,7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7]-3.19496)/([.D837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801">
            <text:p>186,8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7">
            <text:p>176,70000</text:p>
          </table:table-cell>
          <table:table-cell office:value-type="string">
            <text:p>NAN</text:p>
          </table:table-cell>
          <table:table-cell/>
          <table:table-cell table:formula="of:=([.B838]-3.19496)/([.D838]-14.5476)" office:value-type="float" office:value="-0.0525429164169016">
            <text:p>-0,05254</text:p>
          </table:table-cell>
          <table:table-cell table:number-columns-repeated="1017"/>
        </table:table-row>
        <table:table-row table:style-name="ro1">
          <table:table-cell office:value-type="float" office:value="186.901">
            <text:p>186,9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39]-3.19496)/([.D839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001">
            <text:p>187,0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0]-3.19496)/([.D840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101">
            <text:p>187,1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1]-3.19496)/([.D841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201">
            <text:p>187,2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2]-3.19496)/([.D842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301">
            <text:p>187,3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3]-3.19496)/([.D843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401">
            <text:p>187,4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4]-3.19496)/([.D844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501">
            <text:p>187,50100</text:p>
          </table:table-cell>
          <table:table-cell office:value-type="float" office:value="-5.325">
            <text:p>-5,325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5]-3.19496)/([.D845]-14.5476)" office:value-type="float" office:value="-0.0525915665446932">
            <text:p>-0,05259</text:p>
          </table:table-cell>
          <table:table-cell table:number-columns-repeated="1017"/>
        </table:table-row>
        <table:table-row table:style-name="ro1">
          <table:table-cell office:value-type="float" office:value="187.601">
            <text:p>187,6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6]-3.19496)/([.D846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7.701">
            <text:p>187,7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7]-3.19496)/([.D847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7.801">
            <text:p>187,8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8]-3.19496)/([.D848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7.901">
            <text:p>187,9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49]-3.19496)/([.D849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001">
            <text:p>188,0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0]-3.19496)/([.D850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101">
            <text:p>188,1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1]-3.19496)/([.D851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201">
            <text:p>188,2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2]-3.19496)/([.D852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301">
            <text:p>188,3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3]-3.19496)/([.D853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401">
            <text:p>188,4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4]-3.19496)/([.D854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501">
            <text:p>188,5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5]-3.19496)/([.D855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601">
            <text:p>188,6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6]-3.19496)/([.D856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701">
            <text:p>188,7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7]-3.19496)/([.D857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801">
            <text:p>188,80100</text:p>
          </table:table-cell>
          <table:table-cell office:value-type="float" office:value="-5.31">
            <text:p>-5,31000</text:p>
          </table:table-cell>
          <table:table-cell office:value-type="float" office:value="1.6305">
            <text:p>1,630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8]-3.19496)/([.D858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8.901">
            <text:p>188,9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59]-3.19496)/([.D859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001">
            <text:p>189,0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0]-3.19496)/([.D860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101">
            <text:p>189,1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1]-3.19496)/([.D861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201">
            <text:p>189,2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2]-3.19496)/([.D862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301">
            <text:p>189,3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3]-3.19496)/([.D863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401">
            <text:p>189,4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4]-3.19496)/([.D864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501">
            <text:p>189,5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5]-3.19496)/([.D865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601">
            <text:p>189,6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6]-3.19496)/([.D866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701">
            <text:p>189,7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7]-3.19496)/([.D867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801">
            <text:p>189,80100</text:p>
          </table:table-cell>
          <table:table-cell office:value-type="float" office:value="-5.31">
            <text:p>-5,31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8]-3.19496)/([.D868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89.901">
            <text:p>189,9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69]-3.19496)/([.D869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001">
            <text:p>190,0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0]-3.19496)/([.D870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101">
            <text:p>190,1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1]-3.19496)/([.D871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201">
            <text:p>190,2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2]-3.19496)/([.D872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301">
            <text:p>190,3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3]-3.19496)/([.D873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401">
            <text:p>190,4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4]-3.19496)/([.D874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501">
            <text:p>190,50100</text:p>
          </table:table-cell>
          <table:table-cell office:value-type="float" office:value="-5.31">
            <text:p>-5,31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5]-3.19496)/([.D875]-14.5476)" office:value-type="float" office:value="-0.0524989753238224">
            <text:p>-0,05250</text:p>
          </table:table-cell>
          <table:table-cell table:number-columns-repeated="1017"/>
        </table:table-row>
        <table:table-row table:style-name="ro1">
          <table:table-cell office:value-type="float" office:value="190.601">
            <text:p>190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6]-3.19496)/([.D876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0.701">
            <text:p>190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7]-3.19496)/([.D877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0.801">
            <text:p>190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8]-3.19496)/([.D878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0.901">
            <text:p>190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79]-3.19496)/([.D879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001">
            <text:p>191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0]-3.19496)/([.D880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101">
            <text:p>191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1]-3.19496)/([.D881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201">
            <text:p>191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2]-3.19496)/([.D882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301">
            <text:p>191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3]-3.19496)/([.D883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401">
            <text:p>191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4]-3.19496)/([.D884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501">
            <text:p>191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5]-3.19496)/([.D885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601">
            <text:p>191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6]-3.19496)/([.D886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701">
            <text:p>191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7]-3.19496)/([.D887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801">
            <text:p>191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8]-3.19496)/([.D888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1.901">
            <text:p>191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89]-3.19496)/([.D889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001">
            <text:p>192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0]-3.19496)/([.D890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101">
            <text:p>192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1]-3.19496)/([.D891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201">
            <text:p>192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2]-3.19496)/([.D892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301">
            <text:p>192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3]-3.19496)/([.D893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401">
            <text:p>192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4]-3.19496)/([.D894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501">
            <text:p>192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5]-3.19496)/([.D895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601">
            <text:p>192,6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6]-3.19496)/([.D896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701">
            <text:p>192,7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7]-3.19496)/([.D897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801">
            <text:p>192,8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8]-3.19496)/([.D898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2.901">
            <text:p>192,9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899]-3.19496)/([.D899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001">
            <text:p>193,0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0]-3.19496)/([.D900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101">
            <text:p>193,1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1]-3.19496)/([.D901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201">
            <text:p>193,2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2]-3.19496)/([.D902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301">
            <text:p>193,3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3]-3.19496)/([.D903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401">
            <text:p>193,4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4]-3.19496)/([.D904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501">
            <text:p>193,50100</text:p>
          </table:table-cell>
          <table:table-cell office:value-type="float" office:value="-5.295">
            <text:p>-5,295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5]-3.19496)/([.D905]-14.5476)" office:value-type="float" office:value="-0.0524063841029515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193.601">
            <text:p>193,6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6]-3.19496)/([.D906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3.701">
            <text:p>193,7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7]-3.19496)/([.D907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3.801">
            <text:p>193,80100</text:p>
          </table:table-cell>
          <table:table-cell office:value-type="float" office:value="-5.28">
            <text:p>-5,28000</text:p>
          </table:table-cell>
          <table:table-cell office:value-type="float" office:value="1.6275">
            <text:p>1,6275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8]-3.19496)/([.D908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3.901">
            <text:p>193,9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09]-3.19496)/([.D909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001">
            <text:p>194,0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0]-3.19496)/([.D910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101">
            <text:p>194,1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1]-3.19496)/([.D911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201">
            <text:p>194,2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2]-3.19496)/([.D912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301">
            <text:p>194,3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3]-3.19496)/([.D913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401">
            <text:p>194,4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4]-3.19496)/([.D914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501">
            <text:p>194,5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5]-3.19496)/([.D915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601">
            <text:p>194,6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6]-3.19496)/([.D916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701">
            <text:p>194,7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7]-3.19496)/([.D917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801">
            <text:p>194,80100</text:p>
          </table:table-cell>
          <table:table-cell office:value-type="float" office:value="-5.28">
            <text:p>-5,28000</text:p>
          </table:table-cell>
          <table:table-cell office:value-type="float" office:value="1.629">
            <text:p>1,62900</text:p>
          </table:table-cell>
          <table:table-cell office:value-type="float" office:value="176.55">
            <text:p>176,55000</text:p>
          </table:table-cell>
          <table:table-cell office:value-type="string">
            <text:p>NAN</text:p>
          </table:table-cell>
          <table:table-cell/>
          <table:table-cell table:formula="of:=([.B918]-3.19496)/([.D918]-14.5476)" office:value-type="float" office:value="-0.0523137928820807">
            <text:p>-0,05231</text:p>
          </table:table-cell>
          <table:table-cell table:number-columns-repeated="1017"/>
        </table:table-row>
        <table:table-row table:style-name="ro1">
          <table:table-cell office:value-type="float" office:value="194.901">
            <text:p>194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19]-3.19496)/([.D91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001">
            <text:p>195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0]-3.19496)/([.D92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101">
            <text:p>195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1]-3.19496)/([.D92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201">
            <text:p>195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2]-3.19496)/([.D92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301">
            <text:p>195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3]-3.19496)/([.D92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401">
            <text:p>195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4]-3.19496)/([.D92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501">
            <text:p>195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5]-3.19496)/([.D92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601">
            <text:p>195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6]-3.19496)/([.D92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701">
            <text:p>195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7]-3.19496)/([.D92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801">
            <text:p>195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8]-3.19496)/([.D92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5.901">
            <text:p>195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29]-3.19496)/([.D92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001">
            <text:p>196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0]-3.19496)/([.D93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101">
            <text:p>196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1]-3.19496)/([.D93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201">
            <text:p>196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2]-3.19496)/([.D93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301">
            <text:p>196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3]-3.19496)/([.D93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401">
            <text:p>196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4]-3.19496)/([.D93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501">
            <text:p>196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5]-3.19496)/([.D93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601">
            <text:p>196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6]-3.19496)/([.D93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701">
            <text:p>196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7]-3.19496)/([.D93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801">
            <text:p>196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8]-3.19496)/([.D93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6.901">
            <text:p>196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39]-3.19496)/([.D93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001">
            <text:p>197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0]-3.19496)/([.D94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101">
            <text:p>197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1]-3.19496)/([.D94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201">
            <text:p>197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2]-3.19496)/([.D94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301">
            <text:p>197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3]-3.19496)/([.D94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401">
            <text:p>197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4]-3.19496)/([.D94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501">
            <text:p>197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5]-3.19496)/([.D94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601">
            <text:p>197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6]-3.19496)/([.D94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701">
            <text:p>197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7]-3.19496)/([.D94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801">
            <text:p>197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8]-3.19496)/([.D94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7.901">
            <text:p>197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49]-3.19496)/([.D94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001">
            <text:p>198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0]-3.19496)/([.D95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101">
            <text:p>198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1]-3.19496)/([.D95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201">
            <text:p>198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2]-3.19496)/([.D95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301">
            <text:p>198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3]-3.19496)/([.D95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401">
            <text:p>198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4]-3.19496)/([.D95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501">
            <text:p>198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5]-3.19496)/([.D95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601">
            <text:p>198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6]-3.19496)/([.D95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701">
            <text:p>198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7]-3.19496)/([.D95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801">
            <text:p>198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8]-3.19496)/([.D95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8.901">
            <text:p>198,9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59]-3.19496)/([.D95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001">
            <text:p>199,0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0]-3.19496)/([.D96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101">
            <text:p>199,1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1]-3.19496)/([.D96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201">
            <text:p>199,2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2]-3.19496)/([.D96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301">
            <text:p>199,3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3]-3.19496)/([.D96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401">
            <text:p>199,4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4]-3.19496)/([.D96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501">
            <text:p>199,5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5]-3.19496)/([.D96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601">
            <text:p>199,6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6]-3.19496)/([.D96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701">
            <text:p>199,7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7]-3.19496)/([.D96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801">
            <text:p>199,80100</text:p>
          </table:table-cell>
          <table:table-cell office:value-type="float" office:value="-5.28">
            <text:p>-5,280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8]-3.19496)/([.D96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199.901">
            <text:p>199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69]-3.19496)/([.D96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001">
            <text:p>200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0]-3.19496)/([.D97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101">
            <text:p>200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1]-3.19496)/([.D97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201">
            <text:p>200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2]-3.19496)/([.D97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301">
            <text:p>200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3]-3.19496)/([.D97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401">
            <text:p>200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4]-3.19496)/([.D97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501">
            <text:p>200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5]-3.19496)/([.D97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0.601">
            <text:p>200,6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6]-3.19496)/([.D976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0.701">
            <text:p>200,7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7]-3.19496)/([.D977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0.801">
            <text:p>200,8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8]-3.19496)/([.D978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0.901">
            <text:p>200,9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79]-3.19496)/([.D979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001">
            <text:p>201,0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0]-3.19496)/([.D980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101">
            <text:p>201,1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1]-3.19496)/([.D981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201">
            <text:p>201,2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2]-3.19496)/([.D982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301">
            <text:p>201,3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3]-3.19496)/([.D983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401">
            <text:p>201,4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4]-3.19496)/([.D984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501">
            <text:p>201,5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5]-3.19496)/([.D985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601">
            <text:p>201,6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6]-3.19496)/([.D986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701">
            <text:p>201,7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7]-3.19496)/([.D987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801">
            <text:p>201,8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8]-3.19496)/([.D988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1.901">
            <text:p>201,9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89]-3.19496)/([.D989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001">
            <text:p>202,0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0]-3.19496)/([.D990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101">
            <text:p>202,1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1]-3.19496)/([.D991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201">
            <text:p>202,2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2]-3.19496)/([.D992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301">
            <text:p>202,3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3]-3.19496)/([.D993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401">
            <text:p>202,4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4]-3.19496)/([.D994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501">
            <text:p>202,5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5]-3.19496)/([.D995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601">
            <text:p>202,6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6]-3.19496)/([.D996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701">
            <text:p>202,7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7]-3.19496)/([.D997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801">
            <text:p>202,80100</text:p>
          </table:table-cell>
          <table:table-cell office:value-type="float" office:value="-5.265">
            <text:p>-5,26500</text:p>
          </table:table-cell>
          <table:table-cell office:value-type="float" office:value="1.626">
            <text:p>1,626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8]-3.19496)/([.D998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2.901">
            <text:p>202,9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999]-3.19496)/([.D999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001">
            <text:p>203,0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0]-3.19496)/([.D1000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101">
            <text:p>203,1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1]-3.19496)/([.D1001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201">
            <text:p>203,2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2]-3.19496)/([.D1002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301">
            <text:p>203,3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3]-3.19496)/([.D1003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401">
            <text:p>203,4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4]-3.19496)/([.D1004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501">
            <text:p>203,50100</text:p>
          </table:table-cell>
          <table:table-cell office:value-type="float" office:value="-5.265">
            <text:p>-5,265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5]-3.19496)/([.D1005]-14.5476)" office:value-type="float" office:value="-0.0522695987208098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03.601">
            <text:p>203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6]-3.19496)/([.D100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3.701">
            <text:p>203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7]-3.19496)/([.D100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3.801">
            <text:p>203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8]-3.19496)/([.D100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3.901">
            <text:p>203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09]-3.19496)/([.D100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001">
            <text:p>204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0]-3.19496)/([.D101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101">
            <text:p>204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1]-3.19496)/([.D101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201">
            <text:p>204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2]-3.19496)/([.D101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301">
            <text:p>204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3]-3.19496)/([.D101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401">
            <text:p>204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4]-3.19496)/([.D101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501">
            <text:p>204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5]-3.19496)/([.D101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601">
            <text:p>204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6]-3.19496)/([.D101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701">
            <text:p>204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7]-3.19496)/([.D101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801">
            <text:p>204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8]-3.19496)/([.D101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4.901">
            <text:p>204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19]-3.19496)/([.D101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001">
            <text:p>205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0]-3.19496)/([.D102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101">
            <text:p>205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1]-3.19496)/([.D102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201">
            <text:p>205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2]-3.19496)/([.D102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301">
            <text:p>205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3]-3.19496)/([.D102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401">
            <text:p>205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4]-3.19496)/([.D102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501">
            <text:p>205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5]-3.19496)/([.D102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601">
            <text:p>205,6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6]-3.19496)/([.D102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701">
            <text:p>205,7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7]-3.19496)/([.D102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801">
            <text:p>205,8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8]-3.19496)/([.D102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5.901">
            <text:p>205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29]-3.19496)/([.D1029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001">
            <text:p>206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0]-3.19496)/([.D1030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101">
            <text:p>206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1]-3.19496)/([.D1031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201">
            <text:p>206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2]-3.19496)/([.D1032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301">
            <text:p>206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3]-3.19496)/([.D1033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401">
            <text:p>206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4]-3.19496)/([.D1034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501">
            <text:p>206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5]-3.19496)/([.D1035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601">
            <text:p>206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6]-3.19496)/([.D1036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701">
            <text:p>206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7]-3.19496)/([.D1037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801">
            <text:p>206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4">
            <text:p>176,40000</text:p>
          </table:table-cell>
          <table:table-cell office:value-type="string">
            <text:p>NAN</text:p>
          </table:table-cell>
          <table:table-cell/>
          <table:table-cell table:formula="of:=([.B1038]-3.19496)/([.D1038]-14.5476)" office:value-type="float" office:value="-0.0523622757524757">
            <text:p>-0,05236</text:p>
          </table:table-cell>
          <table:table-cell table:number-columns-repeated="1017"/>
        </table:table-row>
        <table:table-row table:style-name="ro1">
          <table:table-cell office:value-type="float" office:value="206.901">
            <text:p>206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39]-3.19496)/([.D1039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001">
            <text:p>207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0]-3.19496)/([.D1040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101">
            <text:p>207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1]-3.19496)/([.D1041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201">
            <text:p>207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2]-3.19496)/([.D1042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301">
            <text:p>207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3]-3.19496)/([.D1043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401">
            <text:p>207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4]-3.19496)/([.D1044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501">
            <text:p>207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5]-3.19496)/([.D1045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604">
            <text:p>207,604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6]-3.19496)/([.D1046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701">
            <text:p>207,7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7]-3.19496)/([.D1047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801">
            <text:p>207,8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8]-3.19496)/([.D1048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7.901">
            <text:p>207,9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49]-3.19496)/([.D1049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001">
            <text:p>208,0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0]-3.19496)/([.D1050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101">
            <text:p>208,1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1]-3.19496)/([.D1051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201">
            <text:p>208,2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2]-3.19496)/([.D1052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301">
            <text:p>208,3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3]-3.19496)/([.D1053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401">
            <text:p>208,4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4]-3.19496)/([.D1054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501">
            <text:p>208,5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5]-3.19496)/([.D1055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601">
            <text:p>208,6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6]-3.19496)/([.D1056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701">
            <text:p>208,7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7]-3.19496)/([.D1057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801">
            <text:p>208,80100</text:p>
          </table:table-cell>
          <table:table-cell office:value-type="float" office:value="-5.28">
            <text:p>-5,280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8]-3.19496)/([.D1058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8.901">
            <text:p>208,9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59]-3.19496)/([.D1059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001">
            <text:p>209,0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0]-3.19496)/([.D1060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101">
            <text:p>209,1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1]-3.19496)/([.D1061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201">
            <text:p>209,2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2]-3.19496)/([.D1062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301">
            <text:p>209,3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3]-3.19496)/([.D1063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401">
            <text:p>209,4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4]-3.19496)/([.D1064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501">
            <text:p>209,50100</text:p>
          </table:table-cell>
          <table:table-cell office:value-type="float" office:value="-5.28">
            <text:p>-5,28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5]-3.19496)/([.D1065]-14.5476)" office:value-type="float" office:value="-0.0524108485712024">
            <text:p>-0,05241</text:p>
          </table:table-cell>
          <table:table-cell table:number-columns-repeated="1017"/>
        </table:table-row>
        <table:table-row table:style-name="ro1">
          <table:table-cell office:value-type="float" office:value="209.601">
            <text:p>209,6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6]-3.19496)/([.D1066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09.701">
            <text:p>209,7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7]-3.19496)/([.D1067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09.801">
            <text:p>209,8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8]-3.19496)/([.D1068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09.901">
            <text:p>209,9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69]-3.19496)/([.D1069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001">
            <text:p>210,0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0]-3.19496)/([.D1070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101">
            <text:p>210,1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1]-3.19496)/([.D1071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201">
            <text:p>210,2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2]-3.19496)/([.D1072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301">
            <text:p>210,3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3]-3.19496)/([.D1073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401">
            <text:p>210,4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4]-3.19496)/([.D1074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501">
            <text:p>210,5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5]-3.19496)/([.D1075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601">
            <text:p>210,6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6]-3.19496)/([.D1076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701">
            <text:p>210,7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7]-3.19496)/([.D1077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801">
            <text:p>210,8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8]-3.19496)/([.D1078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0.901">
            <text:p>210,9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79]-3.19496)/([.D1079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001">
            <text:p>211,0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0]-3.19496)/([.D1080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101">
            <text:p>211,1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1]-3.19496)/([.D1081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201">
            <text:p>211,2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2]-3.19496)/([.D1082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301">
            <text:p>211,3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3]-3.19496)/([.D1083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401">
            <text:p>211,4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4]-3.19496)/([.D1084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501">
            <text:p>211,50100</text:p>
          </table:table-cell>
          <table:table-cell office:value-type="float" office:value="-5.265">
            <text:p>-5,26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5]-3.19496)/([.D1085]-14.5476)" office:value-type="float" office:value="-0.0523180855695401">
            <text:p>-0,05232</text:p>
          </table:table-cell>
          <table:table-cell table:number-columns-repeated="1017"/>
        </table:table-row>
        <table:table-row table:style-name="ro1">
          <table:table-cell office:value-type="float" office:value="211.601">
            <text:p>211,6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6]-3.19496)/([.D1086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1.701">
            <text:p>211,7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7]-3.19496)/([.D1087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1.801">
            <text:p>211,8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8]-3.19496)/([.D1088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1.901">
            <text:p>211,9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89]-3.19496)/([.D1089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001">
            <text:p>212,0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0]-3.19496)/([.D1090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101">
            <text:p>212,1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1]-3.19496)/([.D1091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201">
            <text:p>212,2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2]-3.19496)/([.D1092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301">
            <text:p>212,3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3]-3.19496)/([.D1093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401">
            <text:p>212,4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4]-3.19496)/([.D1094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501">
            <text:p>212,50100</text:p>
          </table:table-cell>
          <table:table-cell office:value-type="float" office:value="-5.25">
            <text:p>-5,25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5]-3.19496)/([.D1095]-14.5476)" office:value-type="float" office:value="-0.0522253225678778">
            <text:p>-0,05223</text:p>
          </table:table-cell>
          <table:table-cell table:number-columns-repeated="1017"/>
        </table:table-row>
        <table:table-row table:style-name="ro1">
          <table:table-cell office:value-type="float" office:value="212.601">
            <text:p>212,6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6]-3.19496)/([.D109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2.701">
            <text:p>212,7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7]-3.19496)/([.D109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2.801">
            <text:p>212,8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8]-3.19496)/([.D109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2.901">
            <text:p>212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99]-3.19496)/([.D109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001">
            <text:p>213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0]-3.19496)/([.D110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101">
            <text:p>213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1]-3.19496)/([.D110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201">
            <text:p>213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2]-3.19496)/([.D110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301">
            <text:p>213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3]-3.19496)/([.D110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401">
            <text:p>213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4]-3.19496)/([.D110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501">
            <text:p>213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5]-3.19496)/([.D110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601">
            <text:p>213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6]-3.19496)/([.D110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701">
            <text:p>213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7]-3.19496)/([.D110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801">
            <text:p>213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8]-3.19496)/([.D110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3.901">
            <text:p>213,9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09]-3.19496)/([.D110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001">
            <text:p>214,0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0]-3.19496)/([.D111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101">
            <text:p>214,1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1]-3.19496)/([.D111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201">
            <text:p>214,2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2]-3.19496)/([.D111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301">
            <text:p>214,3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3]-3.19496)/([.D111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401">
            <text:p>214,4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4]-3.19496)/([.D111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501">
            <text:p>214,5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5]-3.19496)/([.D111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601">
            <text:p>214,6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6]-3.19496)/([.D111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701">
            <text:p>214,7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7]-3.19496)/([.D111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801">
            <text:p>214,80100</text:p>
          </table:table-cell>
          <table:table-cell office:value-type="float" office:value="-5.235">
            <text:p>-5,23500</text:p>
          </table:table-cell>
          <table:table-cell office:value-type="float" office:value="1.6245">
            <text:p>1,624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8]-3.19496)/([.D111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4.901">
            <text:p>214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19]-3.19496)/([.D111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001">
            <text:p>215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0]-3.19496)/([.D112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101">
            <text:p>215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1]-3.19496)/([.D112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201">
            <text:p>215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2]-3.19496)/([.D112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301">
            <text:p>215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3]-3.19496)/([.D112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401">
            <text:p>215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4]-3.19496)/([.D112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501">
            <text:p>215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5]-3.19496)/([.D112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601">
            <text:p>215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6]-3.19496)/([.D112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701">
            <text:p>215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7]-3.19496)/([.D112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801">
            <text:p>215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8]-3.19496)/([.D112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5.901">
            <text:p>215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29]-3.19496)/([.D112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001">
            <text:p>216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0]-3.19496)/([.D113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101">
            <text:p>216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1]-3.19496)/([.D113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201">
            <text:p>216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2]-3.19496)/([.D113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301">
            <text:p>216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3]-3.19496)/([.D113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401">
            <text:p>216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4]-3.19496)/([.D113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501">
            <text:p>216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5]-3.19496)/([.D113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601">
            <text:p>216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6]-3.19496)/([.D113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701">
            <text:p>216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7]-3.19496)/([.D113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801">
            <text:p>216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8]-3.19496)/([.D113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6.901">
            <text:p>216,9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39]-3.19496)/([.D113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001">
            <text:p>217,0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0]-3.19496)/([.D114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101">
            <text:p>217,1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1]-3.19496)/([.D114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201">
            <text:p>217,2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2]-3.19496)/([.D114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301">
            <text:p>217,3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3]-3.19496)/([.D114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401">
            <text:p>217,4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4]-3.19496)/([.D114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501">
            <text:p>217,50100</text:p>
          </table:table-cell>
          <table:table-cell office:value-type="float" office:value="-5.235">
            <text:p>-5,235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5]-3.19496)/([.D114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7.601">
            <text:p>217,6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6]-3.19496)/([.D1146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7.701">
            <text:p>217,7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7]-3.19496)/([.D1147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7.801">
            <text:p>217,80100</text:p>
          </table:table-cell>
          <table:table-cell office:value-type="float" office:value="-5.22">
            <text:p>-5,22000</text:p>
          </table:table-cell>
          <table:table-cell office:value-type="float" office:value="1.623">
            <text:p>1,6230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8]-3.19496)/([.D1148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7.901">
            <text:p>217,9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49]-3.19496)/([.D1149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001">
            <text:p>218,0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0]-3.19496)/([.D1150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101">
            <text:p>218,1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1]-3.19496)/([.D1151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201">
            <text:p>218,2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2]-3.19496)/([.D1152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301">
            <text:p>218,3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3]-3.19496)/([.D1153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401">
            <text:p>218,4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4]-3.19496)/([.D1154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501">
            <text:p>218,50100</text:p>
          </table:table-cell>
          <table:table-cell office:value-type="float" office:value="-5.22">
            <text:p>-5,220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5]-3.19496)/([.D1155]-14.5476)" office:value-type="float" office:value="-0.0520397965645532">
            <text:p>-0,05204</text:p>
          </table:table-cell>
          <table:table-cell table:number-columns-repeated="1017"/>
        </table:table-row>
        <table:table-row table:style-name="ro1">
          <table:table-cell office:value-type="float" office:value="218.601">
            <text:p>218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6]-3.19496)/([.D115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8.701">
            <text:p>218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7]-3.19496)/([.D115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8.801">
            <text:p>218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8]-3.19496)/([.D115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8.901">
            <text:p>218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59]-3.19496)/([.D1159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001">
            <text:p>219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0]-3.19496)/([.D1160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101">
            <text:p>219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1]-3.19496)/([.D1161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201">
            <text:p>219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2]-3.19496)/([.D1162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301">
            <text:p>219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3]-3.19496)/([.D1163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401">
            <text:p>219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4]-3.19496)/([.D1164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501">
            <text:p>219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5]-3.19496)/([.D1165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601">
            <text:p>219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6]-3.19496)/([.D1166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701">
            <text:p>219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7]-3.19496)/([.D1167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801">
            <text:p>219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168]-3.19496)/([.D1168]-14.5476)" office:value-type="float" office:value="-0.0521325595662155">
            <text:p>-0,05213</text:p>
          </table:table-cell>
          <table:table-cell table:number-columns-repeated="1017"/>
        </table:table-row>
        <table:table-row table:style-name="ro1">
          <table:table-cell office:value-type="float" office:value="219.901">
            <text:p>219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69]-3.19496)/([.D1169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001">
            <text:p>220,0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0]-3.19496)/([.D1170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101">
            <text:p>220,1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1]-3.19496)/([.D1171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201">
            <text:p>220,2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2]-3.19496)/([.D1172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301">
            <text:p>220,3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3]-3.19496)/([.D1173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401">
            <text:p>220,4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4]-3.19496)/([.D1174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501">
            <text:p>220,5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5]-3.19496)/([.D1175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601">
            <text:p>220,6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6]-3.19496)/([.D1176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701">
            <text:p>220,7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7]-3.19496)/([.D1177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801">
            <text:p>220,8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8]-3.19496)/([.D1178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0.901">
            <text:p>220,90100</text:p>
          </table:table-cell>
          <table:table-cell office:value-type="float" office:value="-5.235">
            <text:p>-5,23500</text:p>
          </table:table-cell>
          <table:table-cell office:value-type="float" office:value="1.6215">
            <text:p>1,621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79]-3.19496)/([.D1179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001">
            <text:p>221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0]-3.19496)/([.D1180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101">
            <text:p>221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1]-3.19496)/([.D1181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201">
            <text:p>221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2]-3.19496)/([.D1182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301">
            <text:p>221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3]-3.19496)/([.D1183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401">
            <text:p>221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4]-3.19496)/([.D1184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501">
            <text:p>221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5]-3.19496)/([.D1185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601">
            <text:p>221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6]-3.19496)/([.D1186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701">
            <text:p>221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7]-3.19496)/([.D1187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801">
            <text:p>221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8]-3.19496)/([.D1188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1.901">
            <text:p>221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89]-3.19496)/([.D1189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001">
            <text:p>222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0]-3.19496)/([.D1190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101">
            <text:p>222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1]-3.19496)/([.D1191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201">
            <text:p>222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2]-3.19496)/([.D1192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301">
            <text:p>222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3]-3.19496)/([.D1193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401">
            <text:p>222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4]-3.19496)/([.D1194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501">
            <text:p>222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5]-3.19496)/([.D1195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2.601">
            <text:p>222,6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6]-3.19496)/([.D1196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2.701">
            <text:p>222,7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7]-3.19496)/([.D1197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2.801">
            <text:p>222,8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8]-3.19496)/([.D1198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2.901">
            <text:p>222,9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199]-3.19496)/([.D1199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001">
            <text:p>223,0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0]-3.19496)/([.D1200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101">
            <text:p>223,1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1]-3.19496)/([.D1201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201">
            <text:p>223,2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2]-3.19496)/([.D1202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301">
            <text:p>223,3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3]-3.19496)/([.D1203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401">
            <text:p>223,4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4]-3.19496)/([.D1204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501">
            <text:p>223,5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5]-3.19496)/([.D1205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3.601">
            <text:p>223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6]-3.19496)/([.D1206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3.701">
            <text:p>223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7]-3.19496)/([.D1207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3.801">
            <text:p>223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8]-3.19496)/([.D1208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3.901">
            <text:p>223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09]-3.19496)/([.D1209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001">
            <text:p>224,0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0]-3.19496)/([.D1210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101">
            <text:p>224,1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1]-3.19496)/([.D1211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201">
            <text:p>224,2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2]-3.19496)/([.D1212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301">
            <text:p>224,3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3]-3.19496)/([.D1213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401">
            <text:p>224,4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4]-3.19496)/([.D1214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501">
            <text:p>224,5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5]-3.19496)/([.D1215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601">
            <text:p>224,6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6]-3.19496)/([.D1216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701">
            <text:p>224,7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7]-3.19496)/([.D1217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801">
            <text:p>224,8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8]-3.19496)/([.D1218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4.901">
            <text:p>224,90100</text:p>
          </table:table-cell>
          <table:table-cell office:value-type="float" office:value="-5.235">
            <text:p>-5,235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19]-3.19496)/([.D1219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001">
            <text:p>225,0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0]-3.19496)/([.D1220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101">
            <text:p>225,1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1]-3.19496)/([.D1221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201">
            <text:p>225,2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2]-3.19496)/([.D1222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301">
            <text:p>225,3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3]-3.19496)/([.D1223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401">
            <text:p>225,4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4]-3.19496)/([.D1224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501">
            <text:p>225,50100</text:p>
          </table:table-cell>
          <table:table-cell office:value-type="float" office:value="-5.235">
            <text:p>-5,235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5]-3.19496)/([.D1225]-14.5476)" office:value-type="float" office:value="-0.052180964194899">
            <text:p>-0,05218</text:p>
          </table:table-cell>
          <table:table-cell table:number-columns-repeated="1017"/>
        </table:table-row>
        <table:table-row table:style-name="ro1">
          <table:table-cell office:value-type="float" office:value="225.601">
            <text:p>225,6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6]-3.19496)/([.D1226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5.701">
            <text:p>225,7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7]-3.19496)/([.D1227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5.801">
            <text:p>225,8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8]-3.19496)/([.D1228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5.901">
            <text:p>225,9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29]-3.19496)/([.D1229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001">
            <text:p>226,0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0]-3.19496)/([.D1230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101">
            <text:p>226,1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1]-3.19496)/([.D1231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201">
            <text:p>226,2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2]-3.19496)/([.D1232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301">
            <text:p>226,3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3]-3.19496)/([.D1233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401">
            <text:p>226,4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4]-3.19496)/([.D1234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501">
            <text:p>226,5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5]-3.19496)/([.D1235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601">
            <text:p>226,6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6]-3.19496)/([.D1236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701">
            <text:p>226,7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7]-3.19496)/([.D1237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801">
            <text:p>226,8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8]-3.19496)/([.D1238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6.901">
            <text:p>226,90100</text:p>
          </table:table-cell>
          <table:table-cell office:value-type="float" office:value="-5.25">
            <text:p>-5,25000</text:p>
          </table:table-cell>
          <table:table-cell office:value-type="float" office:value="1.62">
            <text:p>1,6200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39]-3.19496)/([.D1239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7.001">
            <text:p>227,0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0]-3.19496)/([.D1240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7.101">
            <text:p>227,1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1]-3.19496)/([.D1241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7.201">
            <text:p>227,2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2]-3.19496)/([.D1242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7.301">
            <text:p>227,3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3]-3.19496)/([.D1243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office:value-type="float" office:value="227.401">
            <text:p>227,40100</text:p>
          </table:table-cell>
          <table:table-cell office:value-type="float" office:value="-5.25">
            <text:p>-5,25000</text:p>
          </table:table-cell>
          <table:table-cell office:value-type="float" office:value="1.6185">
            <text:p>1,61850</text:p>
          </table:table-cell>
          <table:table-cell office:value-type="float" office:value="176.1">
            <text:p>176,10000</text:p>
          </table:table-cell>
          <table:table-cell office:value-type="string">
            <text:p>NAN</text:p>
          </table:table-cell>
          <table:table-cell/>
          <table:table-cell table:formula="of:=([.B1244]-3.19496)/([.D1244]-14.5476)" office:value-type="float" office:value="-0.0522738133262025">
            <text:p>-0,052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:</text:p>
          </table:table-cell>
          <table:table-cell table:formula="of:=SUM([.G6:.G1245])" office:value-type="float" office:value="-64.8421170556925">
            <text:p>-64,8421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.:</text:p>
          </table:table-cell>
          <table:table-cell table:formula="of:=[.G1246]/1239" office:value-type="float" office:value="-0.0523342349117777">
            <text:p>-0,05233</text:p>
          </table:table-cell>
          <table:table-cell table:number-columns-repeated="1017"/>
        </table:table-row>
        <table:table-row table:style-name="ro1" table:number-rows-repeated="64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7">27.11.2009</text:date>, <text:time>00:1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6T23:58:35</meta:creation-date>
    <dc:date>2009-11-27T00:12:55</dc:date>
    <meta:editing-duration>PT00H14M22S</meta:editing-duration>
    <meta:editing-cycles>2</meta:editing-cycles>
    <meta:generator>OpenOffice.org/3.0$Linux OpenOffice.org_project/300m15$Build-9379</meta:generator>
    <meta:document-statistic meta:table-count="3" meta:cell-count="7445" meta:object-count="0"/>
  </office:meta>
</office:document-meta>
</file>